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5646in" table:align="left"/>
    </style:style>
    <style:style style:name="Table1.A" style:family="table-column">
      <style:table-column-properties style:column-width="1.0646in"/>
    </style:style>
    <style:style style:name="Table1.B" style:family="table-column">
      <style:table-column-properties style:column-width="1.25in"/>
    </style:style>
    <style:style style:name="Table1.A1" style:family="table-cell">
      <style:table-cell-properties style:writing-mode="page"/>
    </style:style>
    <style:style style:name="Table2" style:family="table">
      <style:table-properties style:width="1.7479in" table:align="left"/>
    </style:style>
    <style:style style:name="Table2.A" style:family="table-column">
      <style:table-column-properties style:column-width="0.4979in"/>
    </style:style>
    <style:style style:name="Table2.B" style:family="table-column">
      <style:table-column-properties style:column-width="0.4396in"/>
    </style:style>
    <style:style style:name="Table2.C" style:family="table-column">
      <style:table-column-properties style:column-width="0.8104in"/>
    </style:style>
    <style:style style:name="Table2.A1" style:family="table-cell">
      <style:table-cell-properties style:writing-mode="page"/>
    </style:style>
    <style:style style:name="Table3" style:family="table">
      <style:table-properties style:width="1.7479in" table:align="left"/>
    </style:style>
    <style:style style:name="Table3.A" style:family="table-column">
      <style:table-column-properties style:column-width="0.4979in"/>
    </style:style>
    <style:style style:name="Table3.B" style:family="table-column">
      <style:table-column-properties style:column-width="0.4396in"/>
    </style:style>
    <style:style style:name="Table3.C" style:family="table-column">
      <style:table-column-properties style:column-width="0.8104in"/>
    </style:style>
    <style:style style:name="Table3.A1" style:family="table-cell">
      <style:table-cell-properties style:writing-mode="page"/>
    </style:style>
    <style:style style:name="Table4" style:family="table">
      <style:table-properties style:width="5.4979in" table:align="left"/>
    </style:style>
    <style:style style:name="Table4.A" style:family="table-column">
      <style:table-column-properties style:column-width="2.2306in"/>
    </style:style>
    <style:style style:name="Table4.B" style:family="table-column">
      <style:table-column-properties style:column-width="2.2313in"/>
    </style:style>
    <style:style style:name="Table4.C" style:family="table-column">
      <style:table-column-properties style:column-width="1.0361in"/>
    </style:style>
    <style:style style:name="Table4.A1" style:family="table-cell">
      <style:table-cell-properties style:writing-mode="page"/>
    </style:style>
    <style:style style:name="P1" style:family="paragraph" style:parent-style-name="Standard">
      <style:text-properties officeooo:rsid="0009e809" officeooo:paragraph-rsid="0009e809"/>
    </style:style>
    <style:style style:name="P2" style:family="paragraph" style:parent-style-name="Standard">
      <style:text-properties officeooo:rsid="0009de74" officeooo:paragraph-rsid="0009de74" fo:background-color="#ffff00"/>
    </style:style>
    <style:style style:name="P3" style:family="paragraph" style:parent-style-name="Standard">
      <style:text-properties officeooo:rsid="0047e4df" officeooo:paragraph-rsid="0047e4df" fo:background-color="#ffff00"/>
    </style:style>
    <style:style style:name="P4" style:family="paragraph" style:parent-style-name="Standard">
      <style:text-properties officeooo:rsid="004c3826" officeooo:paragraph-rsid="004c3826" fo:background-color="#ffff00"/>
    </style:style>
    <style:style style:name="P5" style:family="paragraph" style:parent-style-name="Standard">
      <style:text-properties officeooo:rsid="005080dc" officeooo:paragraph-rsid="005080dc" fo:background-color="#ffff00"/>
    </style:style>
    <style:style style:name="P6" style:family="paragraph" style:parent-style-name="Standard">
      <style:text-properties officeooo:rsid="00639ec4" officeooo:paragraph-rsid="00639ec4" fo:background-color="#ffff00"/>
    </style:style>
    <style:style style:name="P7" style:family="paragraph" style:parent-style-name="Standard">
      <style:text-properties officeooo:rsid="0070cb1c" officeooo:paragraph-rsid="0070cb1c" fo:background-color="#ffff00"/>
    </style:style>
    <style:style style:name="P8" style:family="paragraph" style:parent-style-name="Standard">
      <style:text-properties officeooo:rsid="008fc203" officeooo:paragraph-rsid="008fc203" fo:background-color="#ffff00"/>
    </style:style>
    <style:style style:name="P9" style:family="paragraph" style:parent-style-name="Standard">
      <style:text-properties officeooo:rsid="000c45a0" officeooo:paragraph-rsid="000c45a0"/>
    </style:style>
    <style:style style:name="P10" style:family="paragraph" style:parent-style-name="Standard">
      <style:text-properties officeooo:rsid="000ffa74" officeooo:paragraph-rsid="000ffa74"/>
    </style:style>
    <style:style style:name="P11" style:family="paragraph" style:parent-style-name="Standard">
      <style:text-properties officeooo:rsid="00108914" officeooo:paragraph-rsid="00108914"/>
    </style:style>
    <style:style style:name="P12" style:family="paragraph" style:parent-style-name="Standard">
      <style:text-properties officeooo:rsid="00142a7c" officeooo:paragraph-rsid="00142a7c"/>
    </style:style>
    <style:style style:name="P13" style:family="paragraph" style:parent-style-name="Standard">
      <style:text-properties officeooo:rsid="00144a7f" officeooo:paragraph-rsid="00144a7f"/>
    </style:style>
    <style:style style:name="P14" style:family="paragraph" style:parent-style-name="Standard">
      <style:text-properties officeooo:rsid="001614da" officeooo:paragraph-rsid="001614da"/>
    </style:style>
    <style:style style:name="P15" style:family="paragraph" style:parent-style-name="Standard">
      <style:text-properties officeooo:rsid="00185aec" officeooo:paragraph-rsid="00185aec"/>
    </style:style>
    <style:style style:name="P16" style:family="paragraph" style:parent-style-name="Standard">
      <style:text-properties officeooo:rsid="001a3b80" officeooo:paragraph-rsid="001a3b80"/>
    </style:style>
    <style:style style:name="P17" style:family="paragraph" style:parent-style-name="Standard">
      <style:text-properties officeooo:rsid="001adf65" officeooo:paragraph-rsid="001adf65"/>
    </style:style>
    <style:style style:name="P18" style:family="paragraph" style:parent-style-name="Standard">
      <style:text-properties officeooo:rsid="001c7a8c" officeooo:paragraph-rsid="001c7a8c"/>
    </style:style>
    <style:style style:name="P19" style:family="paragraph" style:parent-style-name="Standard">
      <style:text-properties officeooo:rsid="001c7a8c" officeooo:paragraph-rsid="001e3159"/>
    </style:style>
    <style:style style:name="P20" style:family="paragraph" style:parent-style-name="Standard">
      <style:text-properties officeooo:rsid="0022343e" officeooo:paragraph-rsid="0022343e"/>
    </style:style>
    <style:style style:name="P21" style:family="paragraph" style:parent-style-name="Standard">
      <style:text-properties officeooo:rsid="00231e90" officeooo:paragraph-rsid="00231e90"/>
    </style:style>
    <style:style style:name="P22" style:family="paragraph" style:parent-style-name="Standard">
      <style:text-properties officeooo:rsid="002360b2" officeooo:paragraph-rsid="002360b2"/>
    </style:style>
    <style:style style:name="P23" style:family="paragraph" style:parent-style-name="Standard">
      <style:text-properties officeooo:rsid="0027d89d" officeooo:paragraph-rsid="0027d89d"/>
    </style:style>
    <style:style style:name="P24" style:family="paragraph" style:parent-style-name="Standard">
      <style:text-properties officeooo:rsid="00291bc0" officeooo:paragraph-rsid="00291bc0"/>
    </style:style>
    <style:style style:name="P25" style:family="paragraph" style:parent-style-name="Standard">
      <style:text-properties officeooo:rsid="002d262c" officeooo:paragraph-rsid="002d262c"/>
    </style:style>
    <style:style style:name="P26" style:family="paragraph" style:parent-style-name="Standard">
      <style:text-properties officeooo:rsid="002d262c" officeooo:paragraph-rsid="0031be4d"/>
    </style:style>
    <style:style style:name="P27" style:family="paragraph" style:parent-style-name="Standard">
      <style:text-properties officeooo:rsid="002f0234" officeooo:paragraph-rsid="002f0234"/>
    </style:style>
    <style:style style:name="P28" style:family="paragraph" style:parent-style-name="Standard">
      <style:text-properties officeooo:rsid="002f35c6" officeooo:paragraph-rsid="002f35c6"/>
    </style:style>
    <style:style style:name="P29" style:family="paragraph" style:parent-style-name="Standard">
      <style:text-properties officeooo:rsid="0038a588" officeooo:paragraph-rsid="0038a588"/>
    </style:style>
    <style:style style:name="P30" style:family="paragraph" style:parent-style-name="Standard">
      <style:text-properties officeooo:rsid="003945b1" officeooo:paragraph-rsid="003945b1"/>
    </style:style>
    <style:style style:name="P31" style:family="paragraph" style:parent-style-name="Standard">
      <style:paragraph-properties fo:break-before="page"/>
      <style:text-properties officeooo:rsid="003945b1" officeooo:paragraph-rsid="003945b1"/>
    </style:style>
    <style:style style:name="P32" style:family="paragraph" style:parent-style-name="Standard">
      <style:text-properties officeooo:rsid="003c9b6d" officeooo:paragraph-rsid="003c9b6d"/>
    </style:style>
    <style:style style:name="P33" style:family="paragraph" style:parent-style-name="Standard">
      <style:text-properties officeooo:rsid="003d9af3" officeooo:paragraph-rsid="003d9af3"/>
    </style:style>
    <style:style style:name="P34" style:family="paragraph" style:parent-style-name="Standard">
      <style:text-properties officeooo:rsid="003f4be5" officeooo:paragraph-rsid="003f4be5"/>
    </style:style>
    <style:style style:name="P35" style:family="paragraph" style:parent-style-name="Standard">
      <style:text-properties officeooo:rsid="004004bb" officeooo:paragraph-rsid="004004bb"/>
    </style:style>
    <style:style style:name="P36" style:family="paragraph" style:parent-style-name="Standard">
      <style:text-properties officeooo:rsid="0042424d" officeooo:paragraph-rsid="0042424d"/>
    </style:style>
    <style:style style:name="P37" style:family="paragraph" style:parent-style-name="Standard">
      <style:text-properties officeooo:rsid="00426bb1" officeooo:paragraph-rsid="00426bb1"/>
    </style:style>
    <style:style style:name="P38" style:family="paragraph" style:parent-style-name="Standard">
      <style:text-properties officeooo:rsid="004441e8" officeooo:paragraph-rsid="004441e8"/>
    </style:style>
    <style:style style:name="P39" style:family="paragraph" style:parent-style-name="Standard">
      <style:text-properties officeooo:rsid="0047e4df" officeooo:paragraph-rsid="0047e4df"/>
    </style:style>
    <style:style style:name="P40" style:family="paragraph" style:parent-style-name="Standard">
      <style:text-properties officeooo:rsid="00485a28" officeooo:paragraph-rsid="00485a28"/>
    </style:style>
    <style:style style:name="P41" style:family="paragraph" style:parent-style-name="Standard">
      <style:text-properties officeooo:rsid="0048e51c" officeooo:paragraph-rsid="0048e51c"/>
    </style:style>
    <style:style style:name="P42" style:family="paragraph" style:parent-style-name="Standard">
      <style:text-properties officeooo:rsid="0048f59c" officeooo:paragraph-rsid="0048f59c"/>
    </style:style>
    <style:style style:name="P43" style:family="paragraph" style:parent-style-name="Standard">
      <style:text-properties officeooo:rsid="004c3826" officeooo:paragraph-rsid="004c3826"/>
    </style:style>
    <style:style style:name="P44" style:family="paragraph" style:parent-style-name="Standard">
      <style:text-properties officeooo:rsid="005080dc" officeooo:paragraph-rsid="005080dc"/>
    </style:style>
    <style:style style:name="P45" style:family="paragraph" style:parent-style-name="Standard">
      <style:text-properties officeooo:rsid="00519a73" officeooo:paragraph-rsid="00519a73"/>
    </style:style>
    <style:style style:name="P46" style:family="paragraph" style:parent-style-name="Standard">
      <style:text-properties officeooo:rsid="0053a280" officeooo:paragraph-rsid="0053a280"/>
    </style:style>
    <style:style style:name="P47" style:family="paragraph" style:parent-style-name="Standard">
      <style:text-properties officeooo:rsid="0053b803" officeooo:paragraph-rsid="0053b803"/>
    </style:style>
    <style:style style:name="P48" style:family="paragraph" style:parent-style-name="Standard">
      <style:text-properties officeooo:rsid="0054cfac" officeooo:paragraph-rsid="0054cfac"/>
    </style:style>
    <style:style style:name="P49" style:family="paragraph" style:parent-style-name="Standard">
      <style:text-properties officeooo:rsid="0054cfc2" officeooo:paragraph-rsid="0054cfc2"/>
    </style:style>
    <style:style style:name="P50" style:family="paragraph" style:parent-style-name="Standard">
      <style:text-properties officeooo:rsid="0055beb9" officeooo:paragraph-rsid="0055beb9"/>
    </style:style>
    <style:style style:name="P51" style:family="paragraph" style:parent-style-name="Standard">
      <style:text-properties officeooo:rsid="0057ea32" officeooo:paragraph-rsid="0057ea32"/>
    </style:style>
    <style:style style:name="P52" style:family="paragraph" style:parent-style-name="Standard">
      <style:text-properties officeooo:rsid="0058476a" officeooo:paragraph-rsid="0058476a"/>
    </style:style>
    <style:style style:name="P53" style:family="paragraph" style:parent-style-name="Standard">
      <style:text-properties officeooo:rsid="005984f1" officeooo:paragraph-rsid="005984f1"/>
    </style:style>
    <style:style style:name="P54" style:family="paragraph" style:parent-style-name="Standard">
      <style:text-properties officeooo:rsid="005c6125" officeooo:paragraph-rsid="005c6125"/>
    </style:style>
    <style:style style:name="P55" style:family="paragraph" style:parent-style-name="Standard">
      <style:text-properties officeooo:rsid="005d4a74" officeooo:paragraph-rsid="005d4a74"/>
    </style:style>
    <style:style style:name="P56" style:family="paragraph" style:parent-style-name="Standard">
      <style:text-properties officeooo:rsid="005f2722" officeooo:paragraph-rsid="005f2722"/>
    </style:style>
    <style:style style:name="P57" style:family="paragraph" style:parent-style-name="Standard">
      <style:text-properties officeooo:rsid="0060d13d" officeooo:paragraph-rsid="0060d13d"/>
    </style:style>
    <style:style style:name="P58" style:family="paragraph" style:parent-style-name="Standard">
      <style:text-properties officeooo:rsid="006126d7" officeooo:paragraph-rsid="006126d7"/>
    </style:style>
    <style:style style:name="P59" style:family="paragraph" style:parent-style-name="Standard">
      <style:text-properties officeooo:rsid="00651fa3" officeooo:paragraph-rsid="00651fa3"/>
    </style:style>
    <style:style style:name="P60" style:family="paragraph" style:parent-style-name="Standard">
      <style:text-properties officeooo:rsid="00664bf8" officeooo:paragraph-rsid="00664bf8"/>
    </style:style>
    <style:style style:name="P61" style:family="paragraph" style:parent-style-name="Standard">
      <style:text-properties officeooo:rsid="006899fa" officeooo:paragraph-rsid="006899fa"/>
    </style:style>
    <style:style style:name="P62" style:family="paragraph" style:parent-style-name="Standard">
      <style:text-properties officeooo:rsid="006899fa" officeooo:paragraph-rsid="006ccd65"/>
    </style:style>
    <style:style style:name="P63" style:family="paragraph" style:parent-style-name="Standard">
      <style:text-properties officeooo:rsid="006ccd65" officeooo:paragraph-rsid="006ccd65"/>
    </style:style>
    <style:style style:name="P64" style:family="paragraph" style:parent-style-name="Standard">
      <style:text-properties officeooo:rsid="006dfd16" officeooo:paragraph-rsid="006dfd16"/>
    </style:style>
    <style:style style:name="P65" style:family="paragraph" style:parent-style-name="Standard">
      <style:text-properties officeooo:rsid="00704d16" officeooo:paragraph-rsid="00704d16"/>
    </style:style>
    <style:style style:name="P66" style:family="paragraph" style:parent-style-name="Standard">
      <style:text-properties officeooo:rsid="0070cb1c" officeooo:paragraph-rsid="0070cb1c"/>
    </style:style>
    <style:style style:name="P67" style:family="paragraph" style:parent-style-name="Standard">
      <style:text-properties officeooo:rsid="0071182b" officeooo:paragraph-rsid="0071182b"/>
    </style:style>
    <style:style style:name="P68" style:family="paragraph" style:parent-style-name="Standard">
      <style:text-properties officeooo:rsid="00727dd4" officeooo:paragraph-rsid="00727dd4"/>
    </style:style>
    <style:style style:name="P69" style:family="paragraph" style:parent-style-name="Standard">
      <style:text-properties officeooo:rsid="0073da0c" officeooo:paragraph-rsid="0073da0c"/>
    </style:style>
    <style:style style:name="P70" style:family="paragraph" style:parent-style-name="Standard">
      <style:paragraph-properties fo:break-before="page"/>
      <style:text-properties officeooo:rsid="0073da0c" officeooo:paragraph-rsid="0073da0c"/>
    </style:style>
    <style:style style:name="P71" style:family="paragraph" style:parent-style-name="Standard">
      <style:text-properties officeooo:rsid="0074fc87" officeooo:paragraph-rsid="0074fc87"/>
    </style:style>
    <style:style style:name="P72" style:family="paragraph" style:parent-style-name="Standard">
      <style:text-properties officeooo:rsid="0076d8f8" officeooo:paragraph-rsid="0076d8f8"/>
    </style:style>
    <style:style style:name="P73" style:family="paragraph" style:parent-style-name="Standard">
      <style:text-properties officeooo:rsid="00789b7e" officeooo:paragraph-rsid="00789b7e"/>
    </style:style>
    <style:style style:name="P74" style:family="paragraph" style:parent-style-name="Standard">
      <style:text-properties officeooo:rsid="007a8f12" officeooo:paragraph-rsid="007a8f12"/>
    </style:style>
    <style:style style:name="P75" style:family="paragraph" style:parent-style-name="Standard">
      <style:paragraph-properties fo:break-before="page"/>
      <style:text-properties officeooo:rsid="007b92d3" officeooo:paragraph-rsid="007b92d3"/>
    </style:style>
    <style:style style:name="P76" style:family="paragraph" style:parent-style-name="Standard">
      <style:text-properties officeooo:rsid="007b92d3" officeooo:paragraph-rsid="007b92d3"/>
    </style:style>
    <style:style style:name="P77" style:family="paragraph" style:parent-style-name="Standard">
      <style:text-properties officeooo:rsid="007daccc" officeooo:paragraph-rsid="007daccc"/>
    </style:style>
    <style:style style:name="P78" style:family="paragraph" style:parent-style-name="Standard">
      <style:text-properties officeooo:rsid="007daccc" officeooo:paragraph-rsid="007fd82d"/>
    </style:style>
    <style:style style:name="P79" style:family="paragraph" style:parent-style-name="Standard">
      <style:text-properties officeooo:rsid="007f7aab" officeooo:paragraph-rsid="007f7aab"/>
    </style:style>
    <style:style style:name="P80" style:family="paragraph" style:parent-style-name="Standard">
      <style:text-properties officeooo:rsid="007fa015" officeooo:paragraph-rsid="007fa015"/>
    </style:style>
    <style:style style:name="P81" style:family="paragraph" style:parent-style-name="Standard">
      <style:text-properties officeooo:rsid="00803885" officeooo:paragraph-rsid="00803885"/>
    </style:style>
    <style:style style:name="P82" style:family="paragraph" style:parent-style-name="Standard">
      <style:text-properties officeooo:rsid="00826b63" officeooo:paragraph-rsid="00826b63"/>
    </style:style>
    <style:style style:name="P83" style:family="paragraph" style:parent-style-name="Standard">
      <style:paragraph-properties fo:break-before="page"/>
      <style:text-properties officeooo:rsid="00826b63" officeooo:paragraph-rsid="00826b63"/>
    </style:style>
    <style:style style:name="P84" style:family="paragraph" style:parent-style-name="Table_20_Contents">
      <style:text-properties officeooo:rsid="00826b63" officeooo:paragraph-rsid="00826b63"/>
    </style:style>
    <style:style style:name="P85" style:family="paragraph" style:parent-style-name="Standard">
      <style:text-properties officeooo:rsid="0083b706" officeooo:paragraph-rsid="0083b706"/>
    </style:style>
    <style:style style:name="P86" style:family="paragraph" style:parent-style-name="Standard">
      <style:text-properties officeooo:rsid="0083c096" officeooo:paragraph-rsid="0083c096"/>
    </style:style>
    <style:style style:name="P87" style:family="paragraph" style:parent-style-name="Standard">
      <style:text-properties officeooo:rsid="00841e11" officeooo:paragraph-rsid="00841e11"/>
    </style:style>
    <style:style style:name="P88" style:family="paragraph" style:parent-style-name="Standard">
      <style:text-properties fo:font-weight="bold" officeooo:rsid="00841e11" officeooo:paragraph-rsid="00841e11" style:font-weight-asian="bold" style:font-weight-complex="bold"/>
    </style:style>
    <style:style style:name="P89" style:family="paragraph" style:parent-style-name="Standard">
      <style:text-properties fo:font-weight="bold" officeooo:rsid="00a2aaf1" officeooo:paragraph-rsid="00a2aaf1" style:font-weight-asian="bold" style:font-weight-complex="bold"/>
    </style:style>
    <style:style style:name="P90" style:family="paragraph" style:parent-style-name="Standard">
      <style:text-properties fo:font-weight="bold" officeooo:rsid="0091f233" officeooo:paragraph-rsid="0091f233" fo:background-color="#ffff00" style:font-weight-asian="bold" style:font-weight-complex="bold"/>
    </style:style>
    <style:style style:name="P91" style:family="paragraph" style:parent-style-name="Standard">
      <style:text-properties fo:font-weight="bold" officeooo:rsid="009b6654" officeooo:paragraph-rsid="009b6654" fo:background-color="#ffff00" style:font-weight-asian="bold" style:font-weight-complex="bold"/>
    </style:style>
    <style:style style:name="P92" style:family="paragraph" style:parent-style-name="Standard">
      <style:text-properties fo:font-weight="bold" officeooo:rsid="00a8c29b" officeooo:paragraph-rsid="00a8c29b" fo:background-color="#ffff00" style:font-weight-asian="bold" style:font-weight-complex="bold"/>
    </style:style>
    <style:style style:name="P93" style:family="paragraph" style:parent-style-name="Standard">
      <style:paragraph-properties fo:break-before="page"/>
      <style:text-properties fo:font-weight="bold" officeooo:rsid="00b4e8dd" officeooo:paragraph-rsid="00b4e8dd" fo:background-color="#ffff00" style:font-weight-asian="bold" style:font-weight-complex="bold"/>
    </style:style>
    <style:style style:name="P94" style:family="paragraph" style:parent-style-name="Standard">
      <style:text-properties fo:font-weight="bold" officeooo:rsid="00ad29fb" officeooo:paragraph-rsid="00ad29fb" fo:background-color="#ffff00" style:font-weight-asian="bold" style:font-weight-complex="bold"/>
    </style:style>
    <style:style style:name="P95" style:family="paragraph" style:parent-style-name="Standard">
      <style:text-properties fo:font-weight="bold" officeooo:rsid="00b8ef06" officeooo:paragraph-rsid="00b8ef06" fo:background-color="#ffff00" style:font-weight-asian="bold" style:font-weight-complex="bold"/>
    </style:style>
    <style:style style:name="P96" style:family="paragraph" style:parent-style-name="Standard">
      <style:paragraph-properties fo:break-before="page"/>
      <style:text-properties fo:font-weight="bold" officeooo:rsid="00b8ef06" officeooo:paragraph-rsid="00b8ef06" fo:background-color="#ffff00" style:font-weight-asian="bold" style:font-weight-complex="bold"/>
    </style:style>
    <style:style style:name="P97" style:family="paragraph" style:parent-style-name="Standard">
      <style:text-properties fo:font-weight="bold" officeooo:rsid="00c3b322" officeooo:paragraph-rsid="00c3b322" fo:background-color="#ffff00" style:font-weight-asian="bold" style:font-weight-complex="bold"/>
    </style:style>
    <style:style style:name="P98" style:family="paragraph" style:parent-style-name="Standard">
      <style:paragraph-properties fo:break-before="page"/>
      <style:text-properties fo:font-weight="bold" officeooo:rsid="00c3b322" officeooo:paragraph-rsid="00c3b322" fo:background-color="#ffff00" style:font-weight-asian="bold" style:font-weight-complex="bold"/>
    </style:style>
    <style:style style:name="P99" style:family="paragraph" style:parent-style-name="Standard">
      <style:text-properties officeooo:rsid="0085be83" officeooo:paragraph-rsid="0085be83"/>
    </style:style>
    <style:style style:name="P100" style:family="paragraph" style:parent-style-name="Standard">
      <style:text-properties officeooo:rsid="0086a5c2" officeooo:paragraph-rsid="0086a5c2"/>
    </style:style>
    <style:style style:name="P101" style:family="paragraph" style:parent-style-name="Table_20_Contents">
      <style:text-properties style:text-underline-style="none" officeooo:rsid="00826b63" officeooo:paragraph-rsid="00826b63"/>
    </style:style>
    <style:style style:name="P102" style:family="paragraph" style:parent-style-name="Standard">
      <style:paragraph-properties fo:break-before="page"/>
      <style:text-properties officeooo:rsid="008ad9b9" officeooo:paragraph-rsid="008ad9b9"/>
    </style:style>
    <style:style style:name="P103" style:family="paragraph" style:parent-style-name="Standard">
      <style:text-properties officeooo:rsid="008ad9b9" officeooo:paragraph-rsid="008ad9b9"/>
    </style:style>
    <style:style style:name="P104" style:family="paragraph" style:parent-style-name="Standard">
      <style:text-properties officeooo:rsid="008d14e7" officeooo:paragraph-rsid="008d14e7"/>
    </style:style>
    <style:style style:name="P105" style:family="paragraph" style:parent-style-name="Standard">
      <style:text-properties officeooo:rsid="008e32a5" officeooo:paragraph-rsid="008e32a5"/>
    </style:style>
    <style:style style:name="P106" style:family="paragraph" style:parent-style-name="Standard">
      <style:text-properties officeooo:rsid="00911922" officeooo:paragraph-rsid="00911922"/>
    </style:style>
    <style:style style:name="P107" style:family="paragraph" style:parent-style-name="Standard">
      <style:text-properties officeooo:rsid="0091e378" officeooo:paragraph-rsid="0091e378"/>
    </style:style>
    <style:style style:name="P108" style:family="paragraph" style:parent-style-name="Standard">
      <style:text-properties officeooo:rsid="0091f233" officeooo:paragraph-rsid="0091f233"/>
    </style:style>
    <style:style style:name="P109" style:family="paragraph" style:parent-style-name="Standard">
      <style:text-properties officeooo:rsid="0093020e" officeooo:paragraph-rsid="0093020e"/>
    </style:style>
    <style:style style:name="P110" style:family="paragraph" style:parent-style-name="Standard">
      <style:text-properties officeooo:rsid="00946ac1" officeooo:paragraph-rsid="00946ac1"/>
    </style:style>
    <style:style style:name="P111" style:family="paragraph" style:parent-style-name="Standard">
      <style:text-properties officeooo:rsid="00951726" officeooo:paragraph-rsid="00951726"/>
    </style:style>
    <style:style style:name="P112" style:family="paragraph" style:parent-style-name="Standard">
      <style:text-properties officeooo:rsid="0095afc5" officeooo:paragraph-rsid="0095afc5"/>
    </style:style>
    <style:style style:name="P113" style:family="paragraph" style:parent-style-name="Standard">
      <style:text-properties officeooo:rsid="00979548" officeooo:paragraph-rsid="00979548"/>
    </style:style>
    <style:style style:name="P114" style:family="paragraph" style:parent-style-name="Standard">
      <style:paragraph-properties fo:break-before="page"/>
      <style:text-properties officeooo:rsid="00979548" officeooo:paragraph-rsid="00993e2f"/>
    </style:style>
    <style:style style:name="P115" style:family="paragraph" style:parent-style-name="Standard">
      <style:text-properties officeooo:rsid="00979548" officeooo:paragraph-rsid="00993e2f"/>
    </style:style>
    <style:style style:name="P116" style:family="paragraph" style:parent-style-name="Standard">
      <style:text-properties officeooo:rsid="0098f607" officeooo:paragraph-rsid="0098f607"/>
    </style:style>
    <style:style style:name="P117" style:family="paragraph" style:parent-style-name="Standard">
      <style:text-properties officeooo:rsid="0098f607" officeooo:paragraph-rsid="00993e2f"/>
    </style:style>
    <style:style style:name="P118" style:family="paragraph" style:parent-style-name="Standard">
      <style:text-properties officeooo:rsid="009b6654" officeooo:paragraph-rsid="009b6654"/>
    </style:style>
    <style:style style:name="P119" style:family="paragraph" style:parent-style-name="Standard">
      <style:text-properties officeooo:rsid="009f489e" officeooo:paragraph-rsid="009f489e"/>
    </style:style>
    <style:style style:name="P120" style:family="paragraph" style:parent-style-name="Standard">
      <style:text-properties officeooo:rsid="00a020be" officeooo:paragraph-rsid="00a020be"/>
    </style:style>
    <style:style style:name="P121" style:family="paragraph" style:parent-style-name="Standard">
      <style:text-properties officeooo:rsid="00a0e7e9" officeooo:paragraph-rsid="00a0e7e9"/>
    </style:style>
    <style:style style:name="P122" style:family="paragraph" style:parent-style-name="Standard">
      <style:text-properties officeooo:rsid="00a0ed0b" officeooo:paragraph-rsid="00a0ed0b"/>
    </style:style>
    <style:style style:name="P123" style:family="paragraph" style:parent-style-name="Standard">
      <style:text-properties officeooo:rsid="00a3c9d8" officeooo:paragraph-rsid="00a3c9d8"/>
    </style:style>
    <style:style style:name="P124" style:family="paragraph" style:parent-style-name="Standard">
      <style:text-properties officeooo:rsid="00a943cc" officeooo:paragraph-rsid="00a943cc"/>
    </style:style>
    <style:style style:name="P125" style:family="paragraph" style:parent-style-name="Standard">
      <style:text-properties officeooo:rsid="00ab02d7" officeooo:paragraph-rsid="00ab02d7"/>
    </style:style>
    <style:style style:name="P126" style:family="paragraph" style:parent-style-name="Standard">
      <style:text-properties officeooo:rsid="00ab990f" officeooo:paragraph-rsid="00ab990f"/>
    </style:style>
    <style:style style:name="P127" style:family="paragraph" style:parent-style-name="Standard">
      <style:text-properties officeooo:rsid="00b06506" officeooo:paragraph-rsid="00b06506"/>
    </style:style>
    <style:style style:name="P128" style:family="paragraph" style:parent-style-name="Standard">
      <style:text-properties officeooo:rsid="00b1379b" officeooo:paragraph-rsid="00b1379b"/>
    </style:style>
    <style:style style:name="P129" style:family="paragraph" style:parent-style-name="Standard">
      <style:paragraph-properties style:line-height-at-least="0.198in"/>
      <style:text-properties fo:color="#3b3b3b" loext:opacity="100%" style:font-name="Droid Sans Mono" fo:font-size="10.5pt" fo:font-weight="normal" fo:background-color="#ffffff"/>
    </style:style>
    <style:style style:name="P130" style:family="paragraph" style:parent-style-name="Standard">
      <style:text-properties fo:color="#3b3b3b" loext:opacity="100%" style:font-name="Droid Sans Mono" fo:font-size="10.5pt" fo:font-weight="normal" officeooo:rsid="00b1379b" officeooo:paragraph-rsid="00b1379b" fo:background-color="#ffffff"/>
    </style:style>
    <style:style style:name="P131" style:family="paragraph" style:parent-style-name="Standard">
      <style:text-properties fo:color="#3b3b3b" loext:opacity="100%" style:font-name="Droid Sans Mono" fo:font-size="10.5pt" fo:font-weight="normal" officeooo:paragraph-rsid="00b8a752" fo:background-color="#ffffff"/>
    </style:style>
    <style:style style:name="P132" style:family="paragraph" style:parent-style-name="Standard">
      <style:text-properties fo:color="#3b3b3b" loext:opacity="100%" style:font-name="Droid Sans Mono" fo:font-size="10.5pt" fo:font-weight="normal" officeooo:rsid="00c0ee9d" officeooo:paragraph-rsid="00c0ee9d" fo:background-color="#ffffff"/>
    </style:style>
    <style:style style:name="P133" style:family="paragraph" style:parent-style-name="Standard">
      <style:text-properties fo:color="#3b3b3b" loext:opacity="100%" style:font-name="Droid Sans Mono" fo:font-size="10.5pt" fo:font-weight="normal" officeooo:rsid="00c98b6a" officeooo:paragraph-rsid="00c98b6a" fo:background-color="#ffffff"/>
    </style:style>
    <style:style style:name="P134" style:family="paragraph" style:parent-style-name="Standard">
      <style:paragraph-properties style:line-height-at-least="0.198in"/>
    </style:style>
    <style:style style:name="P135" style:family="paragraph" style:parent-style-name="Standard">
      <style:text-properties officeooo:rsid="00b15952" officeooo:paragraph-rsid="00b15952"/>
    </style:style>
    <style:style style:name="P136" style:family="paragraph" style:parent-style-name="Standard">
      <style:text-properties officeooo:rsid="00b31442" officeooo:paragraph-rsid="00b31442"/>
    </style:style>
    <style:style style:name="P137" style:family="paragraph" style:parent-style-name="Standard">
      <style:text-properties officeooo:rsid="00b4e8dd" officeooo:paragraph-rsid="00b4e8dd"/>
    </style:style>
    <style:style style:name="P138" style:family="paragraph" style:parent-style-name="Standard">
      <style:text-properties officeooo:rsid="00b5a58c" officeooo:paragraph-rsid="00b5a58c"/>
    </style:style>
    <style:style style:name="P139" style:family="paragraph" style:parent-style-name="Standard">
      <style:text-properties officeooo:rsid="00b73aa3" officeooo:paragraph-rsid="00b73aa3"/>
    </style:style>
    <style:style style:name="P140" style:family="paragraph" style:parent-style-name="Table_20_Contents">
      <style:text-properties officeooo:rsid="00b73aa3" officeooo:paragraph-rsid="00b73aa3"/>
    </style:style>
    <style:style style:name="P141" style:family="paragraph" style:parent-style-name="Standard">
      <style:text-properties officeooo:rsid="00b73aa3" officeooo:paragraph-rsid="00b8a752"/>
    </style:style>
    <style:style style:name="P142" style:family="paragraph" style:parent-style-name="Table_20_Contents">
      <style:text-properties officeooo:rsid="00b73aa3" officeooo:paragraph-rsid="00b8a752"/>
    </style:style>
    <style:style style:name="P143" style:family="paragraph" style:parent-style-name="Standard">
      <style:text-properties officeooo:paragraph-rsid="00b8a752"/>
    </style:style>
    <style:style style:name="P144" style:family="paragraph" style:parent-style-name="Standard">
      <style:text-properties officeooo:rsid="00b8ef06" officeooo:paragraph-rsid="00b8ef06"/>
    </style:style>
    <style:style style:name="P145" style:family="paragraph" style:parent-style-name="Standard">
      <style:text-properties officeooo:rsid="00ba0de8" officeooo:paragraph-rsid="00ba0de8"/>
    </style:style>
    <style:style style:name="P146" style:family="paragraph" style:parent-style-name="Standard">
      <style:text-properties officeooo:rsid="00bbe448" officeooo:paragraph-rsid="00bbe448"/>
    </style:style>
    <style:style style:name="P147" style:family="paragraph" style:parent-style-name="Standard">
      <style:text-properties officeooo:rsid="00beff1a" officeooo:paragraph-rsid="00beff1a"/>
    </style:style>
    <style:style style:name="P148" style:family="paragraph" style:parent-style-name="Standard">
      <style:text-properties officeooo:rsid="00c0ee9d" officeooo:paragraph-rsid="00c0ee9d"/>
    </style:style>
    <style:style style:name="P149" style:family="paragraph" style:parent-style-name="Standard">
      <style:text-properties officeooo:rsid="00c3b322" officeooo:paragraph-rsid="00c3b322"/>
    </style:style>
    <style:style style:name="P150" style:family="paragraph" style:parent-style-name="Standard">
      <style:text-properties officeooo:rsid="00c55d05" officeooo:paragraph-rsid="00c55d05"/>
    </style:style>
    <style:style style:name="P151" style:family="paragraph" style:parent-style-name="Standard">
      <style:text-properties officeooo:rsid="00c6c0cb" officeooo:paragraph-rsid="00c6c0cb"/>
    </style:style>
    <style:style style:name="P152" style:family="paragraph" style:parent-style-name="Standard">
      <style:text-properties officeooo:rsid="00c8b3e6" officeooo:paragraph-rsid="00c8b3e6"/>
    </style:style>
    <style:style style:name="P153" style:family="paragraph" style:parent-style-name="Standard">
      <style:text-properties officeooo:rsid="00c98b6a" officeooo:paragraph-rsid="00c98b6a"/>
    </style:style>
    <style:style style:name="P154" style:family="paragraph" style:parent-style-name="Table_20_Contents">
      <style:text-properties officeooo:rsid="00b8a752" officeooo:paragraph-rsid="00b8a752"/>
    </style:style>
    <style:style style:name="P155" style:family="paragraph" style:parent-style-name="Standard">
      <style:text-properties officeooo:rsid="00c98b6a" officeooo:paragraph-rsid="00c98b6a"/>
    </style:style>
    <style:style style:name="P156" style:family="paragraph" style:parent-style-name="Standard">
      <style:text-properties officeooo:rsid="00ceb9d1" officeooo:paragraph-rsid="00ceb9d1"/>
    </style:style>
    <style:style style:name="P157" style:family="paragraph" style:parent-style-name="Standard">
      <style:text-properties officeooo:rsid="00cf9cd8" officeooo:paragraph-rsid="00cf9cd8"/>
    </style:style>
    <style:style style:name="P158" style:family="paragraph" style:parent-style-name="Standard">
      <style:text-properties officeooo:rsid="00d0d9a8" officeooo:paragraph-rsid="00d0d9a8"/>
    </style:style>
    <style:style style:name="P159" style:family="paragraph" style:parent-style-name="Standard">
      <style:text-properties officeooo:rsid="00d3dadc" officeooo:paragraph-rsid="00d3dadc"/>
    </style:style>
    <style:style style:name="P160" style:family="paragraph" style:parent-style-name="Standard">
      <style:text-properties officeooo:rsid="00d3f143" officeooo:paragraph-rsid="00d3f143"/>
    </style:style>
    <style:style style:name="P161" style:family="paragraph" style:parent-style-name="Standard">
      <style:paragraph-properties style:line-height-at-least="0.198in"/>
      <style:text-properties fo:color="#3b3b3b" loext:opacity="100%" style:font-name="Droid Sans Mono" fo:font-size="10.5pt" fo:font-weight="normal" fo:background-color="#ffffff"/>
    </style:style>
    <style:style style:name="P162" style:family="paragraph" style:parent-style-name="Standard">
      <style:text-properties fo:color="#3b3b3b" loext:opacity="100%" style:font-name="Droid Sans Mono" fo:font-size="10.5pt" fo:font-weight="normal" officeooo:rsid="00d3f143" officeooo:paragraph-rsid="00d3f143" fo:background-color="#ffffff"/>
    </style:style>
    <style:style style:name="P163" style:family="paragraph" style:parent-style-name="Standard">
      <style:text-properties fo:color="#3b3b3b" loext:opacity="100%" style:font-name="Droid Sans Mono" fo:font-size="10.5pt" fo:font-weight="normal" officeooo:rsid="00d6e545" officeooo:paragraph-rsid="00d6e545" fo:background-color="#ffffff"/>
    </style:style>
    <style:style style:name="P164" style:family="paragraph" style:parent-style-name="Standard">
      <style:text-properties fo:color="#3b3b3b" loext:opacity="100%" style:font-name="Droid Sans Mono" fo:font-size="10.5pt" fo:font-weight="normal" officeooo:rsid="00dc9db4" officeooo:paragraph-rsid="00dc9db4" fo:background-color="#ffffff"/>
    </style:style>
    <style:style style:name="P165" style:family="paragraph" style:parent-style-name="Standard">
      <style:text-properties fo:color="#3b3b3b" loext:opacity="100%" style:font-name="Droid Sans Mono" fo:font-size="10.5pt" fo:font-weight="normal" officeooo:rsid="00e4d703" officeooo:paragraph-rsid="00e4d703" fo:background-color="#ffffff"/>
    </style:style>
    <style:style style:name="P166" style:family="paragraph" style:parent-style-name="Standard">
      <style:text-properties fo:color="#3b3b3b" loext:opacity="100%" style:font-name="Droid Sans Mono" fo:font-size="10.5pt" fo:font-weight="normal" officeooo:rsid="00ed498d" officeooo:paragraph-rsid="00ed498d" fo:background-color="#ffffff"/>
    </style:style>
    <style:style style:name="P167" style:family="paragraph" style:parent-style-name="Standard">
      <style:paragraph-properties style:line-height-at-least="0.198in"/>
    </style:style>
    <style:style style:name="P168" style:family="paragraph" style:parent-style-name="Standard">
      <style:paragraph-properties fo:break-before="page"/>
      <style:text-properties fo:font-weight="bold" officeooo:rsid="00cdb3c3" officeooo:paragraph-rsid="00cdb3c3" fo:background-color="#ffff00" style:font-weight-asian="bold" style:font-weight-complex="bold"/>
    </style:style>
    <style:style style:name="P169" style:family="paragraph" style:parent-style-name="Standard">
      <style:paragraph-properties fo:break-before="page"/>
      <style:text-properties fo:font-weight="bold" officeooo:rsid="00d970b5" officeooo:paragraph-rsid="00d970b5" fo:background-color="#ffff00" style:font-weight-asian="bold" style:font-weight-complex="bold"/>
    </style:style>
    <style:style style:name="P170" style:family="paragraph" style:parent-style-name="Standard">
      <style:text-properties fo:font-weight="bold" officeooo:rsid="00e8e2de" officeooo:paragraph-rsid="00e8e2de" fo:background-color="#ffff00" style:font-weight-asian="bold" style:font-weight-complex="bold"/>
    </style:style>
    <style:style style:name="P171" style:family="paragraph" style:parent-style-name="Standard">
      <style:text-properties officeooo:rsid="00d575f1" officeooo:paragraph-rsid="00d575f1"/>
    </style:style>
    <style:style style:name="P172" style:family="paragraph" style:parent-style-name="Standard">
      <style:text-properties officeooo:rsid="00d6e545" officeooo:paragraph-rsid="00d6e545"/>
    </style:style>
    <style:style style:name="P173" style:family="paragraph" style:parent-style-name="Standard">
      <style:text-properties officeooo:rsid="00d970b5" officeooo:paragraph-rsid="00d970b5"/>
    </style:style>
    <style:style style:name="P174" style:family="paragraph" style:parent-style-name="Standard">
      <style:text-properties officeooo:rsid="00db0416" officeooo:paragraph-rsid="00db0416"/>
    </style:style>
    <style:style style:name="P175" style:family="paragraph" style:parent-style-name="Standard">
      <style:text-properties officeooo:rsid="00db5494" officeooo:paragraph-rsid="00db5494"/>
    </style:style>
    <style:style style:name="P176" style:family="paragraph" style:parent-style-name="Standard">
      <style:text-properties officeooo:rsid="00dc9db4" officeooo:paragraph-rsid="00dc9db4"/>
    </style:style>
    <style:style style:name="P177" style:family="paragraph" style:parent-style-name="Standard">
      <style:text-properties officeooo:rsid="00e2de8c" officeooo:paragraph-rsid="00e2de8c"/>
    </style:style>
    <style:style style:name="P178" style:family="paragraph" style:parent-style-name="Standard">
      <style:text-properties officeooo:rsid="00e4d703" officeooo:paragraph-rsid="00e4d703"/>
    </style:style>
    <style:style style:name="P179" style:family="paragraph" style:parent-style-name="Standard">
      <style:text-properties officeooo:rsid="00e75e40" officeooo:paragraph-rsid="00e75e40"/>
    </style:style>
    <style:style style:name="P180" style:family="paragraph" style:parent-style-name="Standard">
      <style:text-properties officeooo:rsid="00e7e21b" officeooo:paragraph-rsid="00e7e21b"/>
    </style:style>
    <style:style style:name="P181" style:family="paragraph" style:parent-style-name="Standard">
      <style:paragraph-properties fo:break-before="page"/>
      <style:text-properties officeooo:rsid="00ed498d" officeooo:paragraph-rsid="00ed498d"/>
    </style:style>
    <style:style style:name="P182" style:family="paragraph" style:parent-style-name="Standard">
      <style:text-properties officeooo:rsid="00ed498d" officeooo:paragraph-rsid="00ed498d"/>
    </style:style>
    <style:style style:name="P183" style:family="paragraph" style:parent-style-name="Standard">
      <style:text-properties officeooo:rsid="00eefd2d" officeooo:paragraph-rsid="00eefd2d"/>
    </style:style>
    <style:style style:name="P184" style:family="paragraph" style:parent-style-name="Table_20_Contents">
      <style:text-properties officeooo:rsid="00db5494"/>
    </style:style>
    <style:style style:name="P185" style:family="paragraph" style:parent-style-name="Table_20_Contents">
      <style:text-properties officeooo:rsid="00db5494" officeooo:paragraph-rsid="00db5494"/>
    </style:style>
    <style:style style:name="P186" style:family="paragraph" style:parent-style-name="Table_20_Contents">
      <style:text-properties officeooo:rsid="00db5494" officeooo:paragraph-rsid="00e14641"/>
    </style:style>
    <style:style style:name="P187" style:family="paragraph" style:parent-style-name="Table_20_Contents">
      <style:text-properties style:text-underline-style="none" fo:font-weight="normal" officeooo:rsid="00db5494" officeooo:paragraph-rsid="00db5494" style:font-weight-asian="normal" style:font-weight-complex="normal"/>
    </style:style>
    <style:style style:name="P188" style:family="paragraph" style:parent-style-name="Table_20_Contents">
      <style:text-properties officeooo:rsid="00e14641" officeooo:paragraph-rsid="00db5494"/>
    </style:style>
    <style:style style:name="P189" style:family="paragraph" style:parent-style-name="Table_20_Contents">
      <style:text-properties officeooo:rsid="00e14641" officeooo:paragraph-rsid="00e14641"/>
    </style:style>
    <style:style style:name="T1" style:family="text">
      <style:text-properties officeooo:rsid="000cffe2"/>
    </style:style>
    <style:style style:name="T2" style:family="text">
      <style:text-properties officeooo:rsid="001e3159"/>
    </style:style>
    <style:style style:name="T3" style:family="text">
      <style:text-properties officeooo:rsid="0024c311"/>
    </style:style>
    <style:style style:name="T4" style:family="text">
      <style:text-properties officeooo:rsid="0031be4d"/>
    </style:style>
    <style:style style:name="T5" style:family="text">
      <style:text-properties officeooo:rsid="0036e7e7"/>
    </style:style>
    <style:style style:name="T6" style:family="text">
      <style:text-properties officeooo:rsid="003945b1"/>
    </style:style>
    <style:style style:name="T7" style:family="text">
      <style:text-properties officeooo:rsid="003f4be5"/>
    </style:style>
    <style:style style:name="T8" style:family="text">
      <style:text-properties officeooo:rsid="0042fee4"/>
    </style:style>
    <style:style style:name="T9" style:family="text">
      <style:text-properties officeooo:rsid="00442067"/>
    </style:style>
    <style:style style:name="T10" style:family="text">
      <style:text-properties officeooo:rsid="00470440"/>
    </style:style>
    <style:style style:name="T11" style:family="text">
      <style:text-properties officeooo:rsid="00498515"/>
    </style:style>
    <style:style style:name="T12" style:family="text">
      <style:text-properties officeooo:rsid="004c9944"/>
    </style:style>
    <style:style style:name="T13" style:family="text">
      <style:text-properties officeooo:rsid="004d23ce"/>
    </style:style>
    <style:style style:name="T14" style:family="text">
      <style:text-properties officeooo:rsid="00519093"/>
    </style:style>
    <style:style style:name="T15" style:family="text">
      <style:text-properties officeooo:rsid="0056a9d8"/>
    </style:style>
    <style:style style:name="T16" style:family="text">
      <style:text-properties officeooo:rsid="0057ea32"/>
    </style:style>
    <style:style style:name="T17" style:family="text">
      <style:text-properties officeooo:rsid="005984f1"/>
    </style:style>
    <style:style style:name="T18" style:family="text">
      <style:text-properties officeooo:rsid="0060d13d"/>
    </style:style>
    <style:style style:name="T19" style:family="text">
      <style:text-properties officeooo:rsid="006299a5"/>
    </style:style>
    <style:style style:name="T20" style:family="text">
      <style:text-properties officeooo:rsid="0069b390"/>
    </style:style>
    <style:style style:name="T21" style:family="text">
      <style:text-properties officeooo:rsid="006ae76c"/>
    </style:style>
    <style:style style:name="T22" style:family="text">
      <style:text-properties officeooo:rsid="006ccd65"/>
    </style:style>
    <style:style style:name="T23" style:family="text">
      <style:text-properties officeooo:rsid="006eb98b"/>
    </style:style>
    <style:style style:name="T24" style:family="text">
      <style:text-properties officeooo:rsid="0073da0c"/>
    </style:style>
    <style:style style:name="T25" style:family="text">
      <style:text-properties officeooo:rsid="0074fc87"/>
    </style:style>
    <style:style style:name="T26" style:family="text">
      <style:text-properties fo:font-weight="bold" fo:background-color="#ffff00" loext:char-shading-value="0" style:font-weight-asian="bold" style:font-weight-complex="bold"/>
    </style:style>
    <style:style style:name="T27" style:family="text">
      <style:text-properties fo:font-weight="bold" fo:background-color="#ffff00" loext:char-shading-value="0" style:font-weight-asian="bold" style:font-weight-complex="bold"/>
    </style:style>
    <style:style style:name="T28" style:family="text">
      <style:text-properties fo:font-weight="bold" officeooo:rsid="00db5494" fo:background-color="#ffff00" loext:char-shading-value="0" style:font-weight-asian="bold" style:font-weight-complex="bold"/>
    </style:style>
    <style:style style:name="T29" style:family="text">
      <style:text-properties fo:font-weight="bold" officeooo:rsid="00de2b68" fo:background-color="#ffff00" loext:char-shading-value="0" style:font-weight-asian="bold" style:font-weight-complex="bold"/>
    </style:style>
    <style:style style:name="T30" style:family="text">
      <style:text-properties officeooo:rsid="00816974"/>
    </style:style>
    <style:style style:name="T31" style:family="text">
      <style:text-properties officeooo:rsid="0085d8aa"/>
    </style:style>
    <style:style style:name="T32" style:family="text">
      <style:text-properties officeooo:rsid="0091e378"/>
    </style:style>
    <style:style style:name="T33" style:family="text">
      <style:text-properties officeooo:rsid="00946ac1"/>
    </style:style>
    <style:style style:name="T34" style:family="text">
      <style:text-properties fo:background-color="#ffff00" loext:char-shading-value="0"/>
    </style:style>
    <style:style style:name="T35" style:family="text">
      <style:text-properties fo:background-color="#ffff00" loext:char-shading-value="0"/>
    </style:style>
    <style:style style:name="T36" style:family="text">
      <style:text-properties officeooo:rsid="00de2b68" fo:background-color="#ffff00" loext:char-shading-value="0"/>
    </style:style>
    <style:style style:name="T37" style:family="text">
      <style:text-properties officeooo:rsid="0095afc5"/>
    </style:style>
    <style:style style:name="T38" style:family="text">
      <style:text-properties officeooo:rsid="00993e2f"/>
    </style:style>
    <style:style style:name="T39" style:family="text">
      <style:text-properties officeooo:rsid="009d656b"/>
    </style:style>
    <style:style style:name="T40" style:family="text">
      <style:text-properties officeooo:rsid="00a45ea1"/>
    </style:style>
    <style:style style:name="T41" style:family="text">
      <style:text-properties officeooo:rsid="00ab02d7"/>
    </style:style>
    <style:style style:name="T42" style:family="text">
      <style:text-properties officeooo:rsid="00ab990f"/>
    </style:style>
    <style:style style:name="T43" style:family="text">
      <style:text-properties officeooo:rsid="00aef46d"/>
    </style:style>
    <style:style style:name="T44" style:family="text">
      <style:text-properties officeooo:rsid="00b1379b"/>
    </style:style>
    <style:style style:name="T45" style:family="text">
      <style:text-properties fo:color="#af00db" loext:opacity="100%"/>
    </style:style>
    <style:style style:name="T46" style:family="text">
      <style:text-properties fo:color="#0000ff" loext:opacity="100%"/>
    </style:style>
    <style:style style:name="T47" style:family="text">
      <style:text-properties fo:color="#a31515" loext:opacity="100%"/>
    </style:style>
    <style:style style:name="T48" style:family="text">
      <style:text-properties fo:color="#795e26" loext:opacity="100%"/>
    </style:style>
    <style:style style:name="T49" style:family="text">
      <style:text-properties fo:color="#001080" loext:opacity="100%"/>
    </style:style>
    <style:style style:name="T50" style:family="text">
      <style:text-properties fo:color="#000000" loext:opacity="100%"/>
    </style:style>
    <style:style style:name="T51" style:family="text">
      <style:text-properties fo:color="#098658" loext:opacity="100%"/>
    </style:style>
    <style:style style:name="T52" style:family="text">
      <style:text-properties fo:color="#008000" loext:opacity="100%"/>
    </style:style>
    <style:style style:name="T53" style:family="text">
      <style:text-properties officeooo:rsid="00b15952"/>
    </style:style>
    <style:style style:name="T54" style:family="text">
      <style:text-properties officeooo:rsid="00b31442"/>
    </style:style>
    <style:style style:name="T55" style:family="text">
      <style:text-properties officeooo:rsid="00b8ef06"/>
    </style:style>
    <style:style style:name="T56" style:family="text">
      <style:text-properties fo:color="#ee0000" loext:opacity="100%"/>
    </style:style>
    <style:style style:name="T57" style:family="text">
      <style:text-properties officeooo:rsid="00c0ee9d"/>
    </style:style>
    <style:style style:name="T58" style:family="text">
      <style:text-properties officeooo:rsid="00c6c0cb"/>
    </style:style>
    <style:style style:name="T59" style:family="text">
      <style:text-properties officeooo:rsid="00c98b6a"/>
    </style:style>
    <style:style style:name="T60" style:family="text">
      <style:text-properties officeooo:rsid="00d290d7"/>
    </style:style>
    <style:style style:name="T61" style:family="text">
      <style:text-properties officeooo:rsid="00d8a291"/>
    </style:style>
    <style:style style:name="T62" style:family="text">
      <style:text-properties officeooo:rsid="00db5494"/>
    </style:style>
    <style:style style:name="T63" style:family="text">
      <style:text-properties officeooo:rsid="00e14641"/>
    </style:style>
    <style:style style:name="T64" style:family="text">
      <style:text-properties officeooo:rsid="00e5959c"/>
    </style:style>
    <style:style style:name="T65" style:family="text">
      <style:text-properties officeooo:rsid="00ee3f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eso Academy:</text:p>
      <text:p text:style-name="P1">c is procedural language.</text:p>
      <text:p text:style-name="P9">Middle level language</text:p>
      <text:p text:style-name="P9">- <text:span text:style-name="T1">direct access to memory though pointers.</text:span></text:p>
      <text:p text:style-name="P9">- bit manipulation using bitwise operators.</text:p>
      <text:p text:style-name="P9">- writing assembly code within c code.</text:p>
      <text:p text:style-name="P9">wide variety of built-in functions, standard libraries and header files.</text:p>
      <text:p text:style-name="P9"/>
      <text:p text:style-name="P10">Variables:</text:p>
      <text:p text:style-name="P10">declaration: announcing the properties of the variable to the compiler.</text:p>
      <text:p text:style-name="P10">Properties:</text:p>
      <text:p text:style-name="P10">1. size of the variable.</text:p>
      <text:p text:style-name="P10">2. name of the variable.</text:p>
      <text:p text:style-name="P11">int var;</text:p>
      <text:p text:style-name="P11">datatype: how much space a variable is going to occupy In memory.</text:p>
      <text:p text:style-name="P11">Var: name of the variable.</text:p>
      <text:p text:style-name="P11"/>
      <text:p text:style-name="P12">Size of integer:</text:p>
      <text:p text:style-name="P12">depends on machine:</text:p>
      <text:p text:style-name="P12">2 bytes: 16 bits.</text:p>
      <text:p text:style-name="P12">4 bytes: 32 bits.</text:p>
      <text:p text:style-name="P13">To know the size programatically:</text:p>
      <text:p text:style-name="P13">use sizeof operator:</text:p>
      <text:p text:style-name="P13">sizeof is a unary operator and not a function.</text:p>
      <text:p text:style-name="P14">#include &lt;stdio.h&gt;</text:p>
      <text:p text:style-name="P14"/>
      <text:p text:style-name="P14">int main()</text:p>
      <text:p text:style-name="P14">{</text:p>
      <text:p text:style-name="P14"><text:tab/>printf(“%d”, sizeof(int));</text:p>
      <text:p text:style-name="P14"><text:tab/>return 0;</text:p>
      <text:p text:style-name="P14">}</text:p>
      <text:p text:style-name="P14"/>
      <text:p text:style-name="P15">range of integer:</text:p>
      <text:p text:style-name="P17">at 2 bytes (16 bits machine)</text:p>
      <text:p text:style-name="P15">unsigned range: 0 to 65535 (2^n -1)</text:p>
      <text:p text:style-name="P15">signed range: -32768 to +32767</text:p>
      <text:p text:style-name="P16">2’s complement range -(2^(n-1)) to +(2^(n-1) -1)</text:p>
      <text:p text:style-name="P16"/>
      <text:p text:style-name="P17">at 4 bytes (32 bits machine)</text:p>
      <text:p text:style-name="P17">unsigned range: 0 to 4294967295</text:p>
      <text:p text:style-name="P17">signed range: -2147483648 to +21147483647</text:p>
      <text:p text:style-name="P17"/>
      <text:p text:style-name="P18">int modifiers:</text:p>
      <text:p text:style-name="P18">long and short:</text:p>
      <text:p text:style-name="P18">if integer is 4 bytes, short int may be 2 bytes.</text:p>
      <text:p text:style-name="P18">#include &lt;stdio.h&gt;</text:p>
      <text:p text:style-name="P18"/>
      <text:p text:style-name="P18">int main()</text:p>
      <text:p text:style-name="P18">{</text:p>
      <text:p text:style-name="P18"><text:tab/>printf(“%d”, sizeof(short int));</text:p>
      <text:p text:style-name="P18"><text:tab/>return 0;</text:p>
      <text:p text:style-name="P18">}</text:p>
      <text:p text:style-name="P19"><text:soft-page-break/>if integer is 4 bytes, <text:span text:style-name="T2">long</text:span> int may be <text:span text:style-name="T2">8</text:span> bytes.</text:p>
      <text:p text:style-name="P19">#include &lt;stdio.h&gt;</text:p>
      <text:p text:style-name="P19"/>
      <text:p text:style-name="P19">int main()</text:p>
      <text:p text:style-name="P19">{</text:p>
      <text:p text:style-name="P19"><text:tab/>printf(“%d”, sizeof(<text:span text:style-name="T2">long</text:span> int));</text:p>
      <text:p text:style-name="P19"><text:tab/>return 0;</text:p>
      <text:p text:style-name="P19">}</text:p>
      <text:p text:style-name="P19"/>
      <text:p text:style-name="P19">Note: by default int some_variable_name; is signed integer variable.</text:p>
      <text:p text:style-name="P19">unsigned int some_variable_name; allows only positive values.</text:p>
      <text:p text:style-name="P19">1. sizeof(short) &lt;= sizeof(int) &lt;= sizeof(long).</text:p>
      <text:p text:style-name="P19">2. writing signed int some_variable_name; is equivalent to int some_variable_name;</text:p>
      <text:p text:style-name="P19">3. %d is used to print "signed integer".</text:p>
      <text:p text:style-name="P19">4. %u is used to print "unsigned integer".</text:p>
      <text:p text:style-name="P19">5. %ld is used to print "long integer" equivalent to "signed long integer".</text:p>
      <text:p text:style-name="P19">6. %lu is used to print "unsigned long integer".</text:p>
      <text:p text:style-name="P19">7. %lld is used to print "long long integer".</text:p>
      <text:p text:style-name="P19">8. %llu is used to print "unsigned long long integer".</text:p>
      <text:p text:style-name="P19"/>
      <text:p text:style-name="P20">Exceeding the valid range of datatypes returns wrong values.</text:p>
      <text:p text:style-name="P20"/>
      <text:p text:style-name="P21">Character data type:</text:p>
      <text:p text:style-name="P21">char some_variable_name = “N”;</text:p>
      <text:p text:style-name="P21"/>
      <text:p text:style-name="P22">#include &lt;stdio.h&gt;</text:p>
      <text:p text:style-name="P22">int main()</text:p>
      <text:p text:style-name="P22">{</text:p>
      <text:p text:style-name="P22"><text:tab/>char var = 65; // <text:span text:style-name="T3">assigns character based on ASCII code.</text:span></text:p>
      <text:p text:style-name="P22"><text:tab/>printf(“%c\n”, var);</text:p>
      <text:p text:style-name="P22"><text:tab/>return 0;</text:p>
      <text:p text:style-name="P22">}</text:p>
      <text:p text:style-name="P22"/>
      <text:p text:style-name="P23">size and range of character:</text:p>
      <text:p text:style-name="P23">size: 1 byte = 8 bits.</text:p>
      <text:p text:style-name="P23">Range: unsigned 0:255</text:p>
      <text:p text:style-name="P23"><text:tab/>signed: -128:+127</text:p>
      <text:p text:style-name="P24">in traditional ASCII table, each character requires 7 bits.</text:p>
      <text:p text:style-name="P24">In extended ASCII table, each character requires 8 bits.</text:p>
      <text:p text:style-name="P24"/>
      <text:p text:style-name="P25">Float → 4 bytes = 32 bits.<text:tab/><text:tab/><text:tab/><text:span text:style-name="T4">4 bytes (ubuntu 22.04 x64)</text:span></text:p>
      <text:p text:style-name="P26">Double → 8 bytes = 64 bits.<text:tab/><text:tab/><text:tab/><text:span text:style-name="T4">8 bytes (ubuntu 22.04 x64)</text:span></text:p>
      <text:p text:style-name="P26">Long Double → 12 bytes = 96 bits.<text:tab/><text:tab/><text:span text:style-name="T4">16 bytes (ubuntu 22.04 x64)</text:span></text:p>
      <text:p text:style-name="P25">Size of these data types totally depends from system to system.</text:p>
      <text:p text:style-name="P25"/>
      <text:p text:style-name="P27">Float → IEEE 754 Single precision floating point.</text:p>
      <text:p text:style-name="P27">Double → IEEE 754 Double Precision floating point.</text:p>
      <text:p text:style-name="P27">Long Double → Extended Precision Floating point.</text:p>
      <text:p text:style-name="P27"/>
      <text:p text:style-name="P27"/>
      <text:p text:style-name="P27"/>
      <text:p text:style-name="P27"/>
      <text:p text:style-name="P28"><text:soft-page-break/>#include &lt;stdio.h&gt;</text:p>
      <text:p text:style-name="P28">int main()</text:p>
      <text:p text:style-name="P28">{</text:p>
      <text:p text:style-name="P28"><text:tab/>float var1 = 3.1415926535897932;</text:p>
      <text:p text:style-name="P28"><text:tab/>double var2 = 3.1415926535897932;</text:p>
      <text:p text:style-name="P28"><text:tab/>long double var3 = 3.1415926535897932;</text:p>
      <text:p text:style-name="P28"><text:tab/></text:p>
      <text:p text:style-name="P28"><text:tab/>printf("%ld\n", sizeof(float));</text:p>
      <text:p text:style-name="P28"><text:tab/>printf("%ld\n", sizeof(double));</text:p>
      <text:p text:style-name="P28"><text:tab/>printf("%ld\n", sizeof(long double));</text:p>
      <text:p text:style-name="P28"><text:tab/>printf("%.16f\n", var1);</text:p>
      <text:p text:style-name="P28"><text:tab/>printf("%.16f\n", var2);</text:p>
      <text:p text:style-name="P28"><text:tab/>printf("%.21Lf\n", var3);</text:p>
      <text:p text:style-name="P28">}</text:p>
      <text:p text:style-name="P28"/>
      <text:p text:style-name="P28">#include &lt;stdio.h&gt;</text:p>
      <text:p text:style-name="P28">int main()</text:p>
      <text:p text:style-name="P28">{</text:p>
      <text:p text:style-name="P28"><text:tab/>int var = 4/9;</text:p>
      <text:p text:style-name="P28"><text:tab/>printf("%d\n", var);<text:tab/><text:tab/><text:tab/>// <text:span text:style-name="T5">0</text:span></text:p>
      <text:p text:style-name="P28"><text:tab/>float var1 = 4/9;</text:p>
      <text:p text:style-name="P28"><text:tab/>printf("%.2f\n", var1);<text:tab/><text:tab/>//<text:span text:style-name="T5">0.00</text:span></text:p>
      <text:p text:style-name="P28"><text:tab/>float var2 = 4.0/9.0;<text:tab/><text:tab/></text:p>
      <text:p text:style-name="P28"><text:tab/>printf("%.2f\n", var2);<text:tab/><text:tab/>//<text:span text:style-name="T5">0.44</text:span></text:p>
      <text:p text:style-name="P28">}</text:p>
      <text:p text:style-name="P28"/>
      <text:p text:style-name="P29">Question 001:</text:p>
      <text:p text:style-name="P29">#include &lt;stdio.h&gt;</text:p>
      <text:p text:style-name="P29"/>
      <text:p text:style-name="P29">int main(){</text:p>
      <text:p text:style-name="P29"><text:tab/>printf("%d", printf("%s", "Hello World!\n"));<text:tab/>//prints Hello World and Count.</text:p>
      <text:p text:style-name="P29"><text:tab/>return 0;</text:p>
      <text:p text:style-name="P29">}</text:p>
      <text:p text:style-name="P29"/>
      <text:p text:style-name="P29">%<text:span text:style-name="T6">s is used to print “String of Characters”.</text:span></text:p>
      <text:p text:style-name="P30">Printf not only prints the content on the screen. It also returns the number of characters that it successfully prints on the screen.</text:p>
      <text:p text:style-name="P30"/>
      <text:p text:style-name="P30">#include &lt;stdio.h&gt;</text:p>
      <text:p text:style-name="P30"/>
      <text:p text:style-name="P30">int main(){</text:p>
      <text:p text:style-name="P30"><text:tab/>printf("%10s", "Hello"); //prints hello preceeded by 5 spaces.</text:p>
      <text:p text:style-name="P30"><text:tab/>return 0;</text:p>
      <text:p text:style-name="P30">}</text:p>
      <text:p text:style-name="P30"/>
      <text:p text:style-name="P31">#include &lt;stdio.h&gt;</text:p>
      <text:p text:style-name="P30"/>
      <text:p text:style-name="P30">int main(){</text:p>
      <text:p text:style-name="P30"><text:tab/>char c = 255;</text:p>
      <text:p text:style-name="P30"><text:tab/>c = c +10;</text:p>
      <text:p text:style-name="P30"><text:tab/>printf("%d", c);<text:tab/>//prints 9</text:p>
      <text:p text:style-name="P30"><text:tab/>return 0;</text:p>
      <text:p text:style-name="P30">}</text:p>
      <text:p text:style-name="P30"/>
      <text:p text:style-name="P32">correct definitions of integer:</text:p>
      <text:p text:style-name="P32">I. signed int n;</text:p>
      <text:p text:style-name="P32">II. signed n;</text:p>
      <text:p text:style-name="P32">III. Unsigned n;</text:p>
      <text:p text:style-name="P32">IV. long n;</text:p>
      <text:p text:style-name="P32">V. long int n;</text:p>
      <text:p text:style-name="P32">VI. long long n;</text:p>
      <text:p text:style-name="P32"/>
      <text:p text:style-name="P32">#include &lt;stdio.h&gt;</text:p>
      <text:p text:style-name="P32"/>
      <text:p text:style-name="P32">int main(){</text:p>
      <text:p text:style-name="P32"><text:tab/>unsigned i = 1;</text:p>
      <text:p text:style-name="P32"><text:tab/>int j = -4;</text:p>
      <text:p text:style-name="P32"><text:tab/>printf("%u", i+j); //prints integer value depends from machine to machine. </text:p>
      <text:p text:style-name="P32"><text:tab/>return 0;</text:p>
      <text:p text:style-name="P32">}</text:p>
      <text:p text:style-name="P32"/>
      <text:p text:style-name="P33">-<text:span text:style-name="T7">3 in 2s complement representation:</text:span></text:p>
      <text:p text:style-name="P34">step 1: take 1s complement of 3</text:p>
      <text:p text:style-name="P35">3 = 00000000 00000000 00000000 00000011</text:p>
      <text:p text:style-name="P35">1s complement of 3 = 11111111 11111111 11111111 11111100</text:p>
      <text:p text:style-name="P35">step 2: add 1 to the result. It will give:</text:p>
      <text:p text:style-name="P35">11111111 11111111 11111111 11111101 = 4294967293</text:p>
      <text:p text:style-name="P35"/>
      <text:p text:style-name="P36">Scope:</text:p>
      <text:p text:style-name="P37">scope = lifetime.</text:p>
      <text:p text:style-name="P37">The area under which a variable is applicable or alive.</text:p>
      <text:p text:style-name="P37">Strict Defintion:</text:p>
      <text:p text:style-name="P37">a block or a region where a variable is declared, defined and used and when a block or a region ends, variable is automatically destroyed.</text:p>
      <text:p text:style-name="P37"/>
      <text:p text:style-name="P37">#include &lt;stdio.h&gt;</text:p>
      <text:p text:style-name="P37">int main()</text:p>
      <text:p text:style-name="P37">{</text:p>
      <text:p text:style-name="P37"><text:tab/>int var = 34;</text:p>
      <text:p text:style-name="P37"><text:tab/>printf("%d", var);<text:tab/>// <text:span text:style-name="T8">scope of this variable is within main() function only. Therefore called Local to main() function.</text:span></text:p>
      <text:p text:style-name="P37"><text:tab/>return 0;</text:p>
      <text:p text:style-name="P37">}</text:p>
      <text:p text:style-name="P37">int fun()</text:p>
      <text:p text:style-name="P37">{</text:p>
      <text:p text:style-name="P37"><text:tab/>printf("%d", var);<text:tab/>// <text:span text:style-name="T8">trying to access variable “var” outside main() function.</text:span></text:p>
      <text:p text:style-name="P37">}</text:p>
      <text:p text:style-name="P37"><text:soft-page-break/>#include &lt;stdio.h&gt;</text:p>
      <text:p text:style-name="P37"/>
      <text:p text:style-name="P37">int main()</text:p>
      <text:p text:style-name="P37">{</text:p>
      <text:p text:style-name="P37"><text:tab/>int var = 3;</text:p>
      <text:p text:style-name="P37"><text:tab/>int var = 4;<text:tab/>// <text:span text:style-name="T9">raises an error because var is already defined in same scope.</text:span></text:p>
      <text:p text:style-name="P37"><text:tab/>printf("%d\n", var);</text:p>
      <text:p text:style-name="P37"><text:tab/>printf("%d", var);</text:p>
      <text:p text:style-name="P37"><text:tab/>return 0;</text:p>
      <text:p text:style-name="P37">}</text:p>
      <text:p text:style-name="P37"/>
      <text:p text:style-name="P38">another program:</text:p>
      <text:p text:style-name="P38">#include &lt;stdio.h&gt;</text:p>
      <text:p text:style-name="P38"/>
      <text:p text:style-name="P38">int main()</text:p>
      <text:p text:style-name="P38">{</text:p>
      <text:p text:style-name="P38"><text:tab/>int var = 3;</text:p>
      <text:p text:style-name="P38"><text:tab/>{</text:p>
      <text:p text:style-name="P38"><text:tab/><text:tab/>int var = 4;</text:p>
      <text:p text:style-name="P38"><text:tab/><text:tab/>printf("%d\n", var);</text:p>
      <text:p text:style-name="P38"><text:tab/>}</text:p>
      <text:p text:style-name="P38"><text:tab/>printf("%d", var);</text:p>
      <text:p text:style-name="P38"><text:tab/>return 0;</text:p>
      <text:p text:style-name="P38">}</text:p>
      <text:p text:style-name="P38">the above program prints 4 then 3</text:p>
      <text:p text:style-name="P38"/>
      <text:p text:style-name="P38">#include &lt;stdio.h&gt;</text:p>
      <text:p text:style-name="P38">int fun();</text:p>
      <text:p text:style-name="P38"/>
      <text:p text:style-name="P38">int var = 10;<text:tab/>// <text:span text:style-name="T10">global variable.</text:span></text:p>
      <text:p text:style-name="P38"/>
      <text:p text:style-name="P38">int main()</text:p>
      <text:p text:style-name="P38">{</text:p>
      <text:p text:style-name="P38"><text:tab/>int var = 3;<text:tab/>// <text:span text:style-name="T10">local variable.</text:span></text:p>
      <text:p text:style-name="P38"><text:tab/>printf("%d\n", var);</text:p>
      <text:p text:style-name="P38"><text:tab/>fun();</text:p>
      <text:p text:style-name="P38"><text:tab/>return 0;</text:p>
      <text:p text:style-name="P38">}</text:p>
      <text:p text:style-name="P38">int fun()</text:p>
      <text:p text:style-name="P38">{</text:p>
      <text:p text:style-name="P38"><text:tab/>printf("%d", var);</text:p>
      <text:p text:style-name="P38">}<text:tab/>// prints 3 then 10</text:p>
      <text:p text:style-name="P38"/>
      <text:p text:style-name="P3">Auto Modifier:</text:p>
      <text:p text:style-name="P39">Auto means automatic:</text:p>
      <text:p text:style-name="P39">Variables declared inside a scope by default are automatic variables.</text:p>
      <text:p text:style-name="P39">Syntax: auto int some_var_name;</text:p>
      <text:p text:style-name="P40">#include &lt;stdio.h&gt;<text:tab/><text:tab/><text:tab/><text:tab/>#include &lt;stdio.h&gt;</text:p>
      <text:p text:style-name="P40">int main(){<text:tab/><text:tab/><text:tab/><text:tab/><text:tab/>int main(){</text:p>
      <text:p text:style-name="P40"><text:tab/>int var;<text:tab/><text:tab/><text:tab/><text:tab/><text:tab/><text:tab/>auto int var;</text:p>
      <text:p text:style-name="P40"><text:tab/>return 0;<text:tab/><text:tab/><text:tab/><text:tab/><text:tab/>return 0;</text:p>
      <text:p text:style-name="P40">}<text:tab/><text:tab/><text:tab/><text:tab/><text:tab/><text:tab/>}</text:p>
      <text:p text:style-name="P41"><text:soft-page-break/>1. if you won’t initialize auto variable, by default it will be initialized with some garbage (random) value.</text:p>
      <text:p text:style-name="P41"/>
      <text:p text:style-name="P41">#include &lt;stdio.h&gt;</text:p>
      <text:p text:style-name="P41"/>
      <text:p text:style-name="P41">int main(){</text:p>
      <text:p text:style-name="P41"><text:tab/>auto int var;</text:p>
      <text:p text:style-name="P41"><text:tab/>printf("%d\n", var);<text:tab/>// prints random number.</text:p>
      <text:p text:style-name="P41"><text:tab/>return 0;</text:p>
      <text:p text:style-name="P41">}</text:p>
      <text:p text:style-name="P41"/>
      <text:p text:style-name="P42">2. on the other hand, global variables by default initialized to 0.</text:p>
      <text:p text:style-name="P42">#include &lt;stdio.h&gt;</text:p>
      <text:p text:style-name="P42"/>
      <text:p text:style-name="P42">int var;<text:tab/><text:tab/>// <text:span text:style-name="T11">always initialized to 0;</text:span></text:p>
      <text:p text:style-name="P42">int main(){</text:p>
      <text:p text:style-name="P42"><text:tab/>printf(“%d”, var);</text:p>
      <text:p text:style-name="P42"><text:tab/>return 0;</text:p>
      <text:p text:style-name="P42">}</text:p>
      <text:p text:style-name="P42"/>
      <text:p text:style-name="P4">Extern Modifier:</text:p>
      <text:p text:style-name="P43"/>
      <text:p text:style-name="P43">int var;<text:tab/><text:tab/><text:tab/><text:tab/><text:tab/><text:tab/>extern int var;</text:p>
      <text:p text:style-name="P43">declaration and definition<text:tab/><text:tab/><text:tab/>declaration</text:p>
      <text:p text:style-name="P43"/>
      <text:p text:style-name="P43">- extern is short name for external.</text:p>
      <text:p text:style-name="P43">- used when a particular file needs to access a variable from another file.</text:p>
      <text:p text:style-name="P43"/>
      <text:p text:style-name="P43">- <text:span text:style-name="T12">when we write extern some_data_type some_variable_name; no memory is allocated. Only property of variable is announced.</text:span></text:p>
      <text:p text:style-name="P43">- <text:span text:style-name="T13">multiple declarations of extern variable is allowed within the file. This is not the case with automatic variables.</text:span></text:p>
      <text:p text:style-name="P43">- <text:span text:style-name="T13">extern variables says to compiler “go outside from my scope and you will find the definition of the variable that I declared”.</text:span></text:p>
      <text:p text:style-name="P43">- <text:span text:style-name="T13">compiler believes that whatever the extern variable said is true and produce no error. Linker throws an error when it finds no such variable exist.</text:span></text:p>
      <text:p text:style-name="P43">- <text:span text:style-name="T13">when an external variable is initialized, then memory for this variable is allocated and it will be considered defined.</text:span></text:p>
      <text:p text:style-name="P43"/>
      <text:p text:style-name="P46">013. Variable Modifiers:</text:p>
      <text:p text:style-name="P5">Memory:</text:p>
      <text:p text:style-name="P44">Register memory<text:tab/><text:tab/><text:tab/><text:tab/><text:span text:style-name="T14">very small memory but fastest.</text:span></text:p>
      <text:p text:style-name="P44">cache memory</text:p>
      <text:p text:style-name="P44">main memory → primary memory.</text:p>
      <text:p text:style-name="P44">Magnetic disks → auxillary memory</text:p>
      <text:p text:style-name="P44">magnetic tapes → auxillary memory.<text:tab/><text:span text:style-name="T14">Slowest memory.</text:span></text:p>
      <text:p text:style-name="P44"/>
      <text:p text:style-name="P45">Register modifier:</text:p>
      <text:p text:style-name="P45">syntax: register some_data_type some_variable_name</text:p>
      <text:p text:style-name="P45"/>
      <text:p text:style-name="P45"/>
      <text:p text:style-name="P45"/>
      <text:p text:style-name="P45"><text:soft-page-break/></text:p>
      <text:p text:style-name="P45">#include &lt;stdio.h&gt;</text:p>
      <text:p text:style-name="P45">int main(){</text:p>
      <text:p text:style-name="P45"><text:tab/>register int var;</text:p>
      <text:p text:style-name="P45"><text:tab/>return 0;</text:p>
      <text:p text:style-name="P45">}</text:p>
      <text:p text:style-name="P44"/>
      <text:p text:style-name="P47">What’s register modifier?</text:p>
      <text:p text:style-name="P47">- register keyword hints the compiler to store a variable in register memory.</text:p>
      <text:p text:style-name="P47">- this is done because access time reduces greatly for most frequently referred variables.</text:p>
      <text:p text:style-name="P47">- this is the choice of compiler whether it puts the given variable in register or not.</text:p>
      <text:p text:style-name="P47">- usually compiler themselves do the necessary optimizations.</text:p>
      <text:p text:style-name="P47"/>
      <text:p text:style-name="P48">- The static variable remains in memory even it’s declared within a block, on the other hand automatic variable is destroyed after the completion of function in which it was declared.</text:p>
      <text:p text:style-name="P48">- static variable if declared outside the scope of any function will act like global variable but only within the file in which it was declared.</text:p>
      <text:p text:style-name="P48">- you can only assign a constant literal or value to a static variable.</text:p>
      <text:p text:style-name="P48"/>
      <text:p text:style-name="P49">Constants in C:</text:p>
      <text:p text:style-name="P50">Constant once defined can’t be modified later in the code.</text:p>
      <text:p text:style-name="P50">-- <text:span text:style-name="T15">Defining Constants:</text:span></text:p>
      <text:p text:style-name="P50">→ <text:span text:style-name="T15">using #define<text:tab/><text:tab/></text:span><text:span text:style-name="T16">syntax: #define NAME value</text:span></text:p>
      <text:p text:style-name="P51">NAME → also called Macro, job of preprocessor to replace NAME with value.</text:p>
      <text:p text:style-name="P50">→ <text:span text:style-name="T15">using const<text:tab/><text:tab/><text:tab/></text:span></text:p>
      <text:p text:style-name="P50"/>
      <text:p text:style-name="P52">example:</text:p>
      <text:p text:style-name="P52">#include &lt;stdio.h&gt;</text:p>
      <text:p text:style-name="P52">#define PI 3.14159<text:tab/>// <text:span text:style-name="T17">do not add semicolon at the end.</text:span></text:p>
      <text:p text:style-name="P52"/>
      <text:p text:style-name="P52">int main(){</text:p>
      <text:p text:style-name="P52"><text:tab/>printf(“%.5f”, PI);</text:p>
      <text:p text:style-name="P52"><text:tab/>return 0;</text:p>
      <text:p text:style-name="P52">}</text:p>
      <text:p text:style-name="P52"/>
      <text:p text:style-name="P53">takeways of constants:</text:p>
      <text:p text:style-name="P53">1. do not add semicolon at the end of constant.</text:p>
      <text:p text:style-name="P53">2. choosing capital letters for NAME is good practice.</text:p>
      <text:p text:style-name="P53">3. Whatever inside double quotes “” won’t get replaced.</text:p>
      <text:p text:style-name="P53">4. we can use macros like function.</text:p>
      <text:p text:style-name="P53"/>
      <text:p text:style-name="P53">Example: </text:p>
      <text:p text:style-name="P53">#include &lt;stdio.h&gt;</text:p>
      <text:p text:style-name="P53">#define add(x, y) x+y</text:p>
      <text:p text:style-name="P53"/>
      <text:p text:style-name="P53">int main() {</text:p>
      <text:p text:style-name="P53"><text:tab/>printf(“addition of two numbers: %d”, add (4,3));</text:p>
      <text:p text:style-name="P53"><text:tab/>return 0;</text:p>
      <text:p text:style-name="P53">}</text:p>
      <text:p text:style-name="P53"/>
      <text:p text:style-name="P54">5. we can write multiple lines using \</text:p>
      <text:p text:style-name="P54"/>
      <text:p text:style-name="P55"><text:soft-page-break/>#include &lt;stdio.h&gt;</text:p>
      <text:p text:style-name="P55">#define greater(x, y) if(x &gt; y)\</text:p>
      <text:p text:style-name="P55"><text:tab/><text:tab/><text:tab/><text:tab/>printf(“%d is greater than %d”, x, y);\</text:p>
      <text:p text:style-name="P55"><text:tab/><text:tab/><text:tab/>else\</text:p>
      <text:p text:style-name="P55"><text:tab/><text:tab/><text:tab/><text:tab/>printf(“%d is lesser than %d”, x, y);</text:p>
      <text:p text:style-name="P55">int main(){</text:p>
      <text:p text:style-name="P55"><text:tab/>greater (5 ,6);</text:p>
      <text:p text:style-name="P55"><text:tab/>return 0;</text:p>
      <text:p text:style-name="P55">}</text:p>
      <text:p text:style-name="P55"/>
      <text:p text:style-name="P56">6. First expansion then evaluation:</text:p>
      <text:p text:style-name="P56">#include &lt;stdio.h&gt;</text:p>
      <text:p text:style-name="P56">#define add(x, y) x+y</text:p>
      <text:p text:style-name="P56"/>
      <text:p text:style-name="P56">int main(){</text:p>
      <text:p text:style-name="P56"><text:tab/>printf(“result of expression a * b + c is: %d”, 5 * add(4, 3)); // <text:span text:style-name="T18">answer is 23.</text:span></text:p>
      <text:p text:style-name="P56">}</text:p>
      <text:p text:style-name="P56"/>
      <text:p text:style-name="P57">7. some predefined macros like __DATE__, __TIME__ can print current date and time.</text:p>
      <text:p text:style-name="P58">#include &lt;stdio.h&gt;</text:p>
      <text:p text:style-name="P58"/>
      <text:p text:style-name="P58">int main(){</text:p>
      <text:p text:style-name="P58"><text:tab/>printf(“Date: %s\n”, __DATE__); <text:s/>// <text:span text:style-name="T19">date of compilation.</text:span></text:p>
      <text:p text:style-name="P58"><text:tab/>printf(“Time: %s\n”, __TIME__); // <text:span text:style-name="T19">time of compilation.</text:span></text:p>
      <text:p text:style-name="P58"><text:tab/>return 0;</text:p>
      <text:p text:style-name="P58">}</text:p>
      <text:p text:style-name="P58"/>
      <text:p text:style-name="P6">Constants part 2:</text:p>
      <text:p text:style-name="P59">Define Constants using const.</text:p>
      <text:p text:style-name="P59">Syntax: </text:p>
      <text:p text:style-name="P59">const some_data_type some_variable_name</text:p>
      <text:p text:style-name="P59"/>
      <text:p text:style-name="P60">#include &lt;stdio.h&gt;</text:p>
      <text:p text:style-name="P60"/>
      <text:p text:style-name="P60">int main()</text:p>
      <text:p text:style-name="P60">{</text:p>
      <text:p text:style-name="P60"><text:tab/>int var = 67;</text:p>
      <text:p text:style-name="P60"><text:tab/>var = 57;<text:tab/><text:tab/><text:tab/>// var will change to 57.</text:p>
      <text:p text:style-name="P60"><text:tab/>printf(“%d”, var);</text:p>
      <text:p text:style-name="P60">}</text:p>
      <text:p text:style-name="P60"/>
      <text:p text:style-name="P60">------------------------------------------------------------ </text:p>
      <text:p text:style-name="P60">#include &lt;stdio.h&gt;</text:p>
      <text:p text:style-name="P60"/>
      <text:p text:style-name="P60">int main()</text:p>
      <text:p text:style-name="P60">{</text:p>
      <text:p text:style-name="P60"><text:tab/>const int var = 67;</text:p>
      <text:p text:style-name="P60"><text:tab/>var = 60;<text:tab/><text:tab/><text:tab/>// will raise an error: assignment of read-only variable.</text:p>
      <text:p text:style-name="P60"><text:tab/>printf(“%d”, var);</text:p>
      <text:p text:style-name="P60">}</text:p>
      <text:p text:style-name="P60"/>
      <text:p text:style-name="P60"/>
      <text:p text:style-name="P61"><text:soft-page-break/>#include &lt;stdio.h&gt;</text:p>
      <text:p text:style-name="P61"/>
      <text:p text:style-name="P61">int main(){</text:p>
      <text:p text:style-name="P61"><text:tab/>int var = 052; // preceeding <text:span text:style-name="T20">0 converts the number to octal.</text:span></text:p>
      <text:p text:style-name="P61"><text:tab/><text:span text:style-name="T20">printf(“%d”, var); // </text:span><text:span text:style-name="T21">will print to 42 </text:span><text:span text:style-name="T22">in decimal.</text:span></text:p>
      <text:p text:style-name="P61"><text:tab/><text:span text:style-name="T20">return 0;</text:span></text:p>
      <text:p text:style-name="P61">}</text:p>
      <text:p text:style-name="P63">================================================= </text:p>
      <text:p text:style-name="P62"/>
      <text:p text:style-name="P63">#include &lt;stdio.h&gt;</text:p>
      <text:p text:style-name="P63"/>
      <text:p text:style-name="P63">int main(){</text:p>
      <text:p text:style-name="P63"><text:tab/>int var = 052;</text:p>
      <text:p text:style-name="P63"><text:tab/>printf(“%o”, var); // will print 52 in octal.</text:p>
      <text:p text:style-name="P63"><text:tab/>return 0;</text:p>
      <text:p text:style-name="P63">}</text:p>
      <text:p text:style-name="P64">====================================== </text:p>
      <text:p text:style-name="P64"/>
      <text:p text:style-name="P64">#include &lt;stdio.h&gt;</text:p>
      <text:p text:style-name="P64"/>
      <text:p text:style-name="P64">#define STRING "%s\n"</text:p>
      <text:p text:style-name="P64">#define NESO "Welcome to neso academy!"</text:p>
      <text:p text:style-name="P64"/>
      <text:p text:style-name="P64">int main(){</text:p>
      <text:p text:style-name="P64"><text:tab/>printf(STRING, NESO); //<text:span text:style-name="T23">prints: Welcome to neso academy!</text:span></text:p>
      <text:p text:style-name="P64"><text:tab/>return 0;</text:p>
      <text:p text:style-name="P64">}</text:p>
      <text:p text:style-name="P64"/>
      <text:p text:style-name="P65">======================================</text:p>
      <text:p text:style-name="P65"/>
      <text:p text:style-name="P7">scanf:</text:p>
      <text:p text:style-name="P66">stands for scan formatted string</text:p>
      <text:p text:style-name="P66">accept character, string and numeric data from the user using standard input – keyboard.</text:p>
      <text:p text:style-name="P67">scanf also use format specifiers like printf</text:p>
      <text:p text:style-name="P67">for example: </text:p>
      <text:p text:style-name="P67">%d to accept input of integer type.</text:p>
      <text:p text:style-name="P67">%c to accept input of character type.</text:p>
      <text:p text:style-name="P67">%s to accept a string.</text:p>
      <text:p text:style-name="P67"/>
      <text:p text:style-name="P68">Example:</text:p>
      <text:p text:style-name="P68">int var;</text:p>
      <text:p text:style-name="P68">scanf(“%d”, &amp;var); // <text:span text:style-name="T24">do not forget the ampersand symbol.</text:span></text:p>
      <text:p text:style-name="P68"/>
      <text:p text:style-name="P69">Why &amp;?</text:p>
      <text:p text:style-name="P69">while scanning the input, scanf needs to store that input data somewhere.</text:p>
      <text:p text:style-name="P69">To store this input data, scanf needs to know the memory location of a variable.</text:p>
      <text:p text:style-name="P69">&amp; is also called as address-of operator.</text:p>
      <text:p text:style-name="P69">&amp;var<text:tab/><text:span text:style-name="T25">== <text:s/></text:span>address-of var</text:p>
      <text:p text:style-name="P69"/>
      <text:p text:style-name="P70">#include &lt;stdio.h&gt;</text:p>
      <text:p text:style-name="P69"/>
      <text:p text:style-name="P69">int main()</text:p>
      <text:p text:style-name="P69">{</text:p>
      <text:p text:style-name="P69"><text:tab/>int a, b;</text:p>
      <text:p text:style-name="P69"><text:tab/>printf("Enter first number\n");</text:p>
      <text:p text:style-name="P69"><text:tab/>scanf("%d", &amp;a);</text:p>
      <text:p text:style-name="P69"><text:tab/>printf("Enter second number\n");</text:p>
      <text:p text:style-name="P69"><text:tab/>scanf("%d", &amp;b);</text:p>
      <text:p text:style-name="P69"><text:tab/>printf("%d + %d = %d\n", a, b, a+b);</text:p>
      <text:p text:style-name="P69"><text:tab/>return 0;</text:p>
      <text:p text:style-name="P69">}</text:p>
      <text:p text:style-name="P69"/>
      <text:p text:style-name="P71">=================================== </text:p>
      <text:p text:style-name="P71">#include &lt;stdio.h&gt;</text:p>
      <text:p text:style-name="P71"/>
      <text:p text:style-name="P71">int main(){</text:p>
      <text:p text:style-name="P71"><text:tab/>int var = 0x43FF; //0x is a prefix for hexadecimal.</text:p>
      <text:p text:style-name="P71"><text:tab/>printf("%x", var); //will print 43FF.</text:p>
      <text:p text:style-name="P71"><text:tab/>return 0;</text:p>
      <text:p text:style-name="P71">}</text:p>
      <text:p text:style-name="P72">====================================== </text:p>
      <text:p text:style-name="P72">#include &lt;stdio.h&gt;</text:p>
      <text:p text:style-name="P72"/>
      <text:p text:style-name="P72">int main()</text:p>
      <text:p text:style-name="P72">{</text:p>
      <text:p text:style-name="P72"><text:tab/>int var = 0X43FF; //0X --&gt; prefix for hexadecimal.</text:p>
      <text:p text:style-name="P72"><text:tab/>printf("%d", var); //will print decimal.</text:p>
      <text:p text:style-name="P72"><text:tab/>return 0;</text:p>
      <text:p text:style-name="P72">}</text:p>
      <text:p text:style-name="P73">=========================================== </text:p>
      <text:p text:style-name="P73">#include &lt;stdio.h&gt;</text:p>
      <text:p text:style-name="P73"/>
      <text:p text:style-name="P73">static int i;</text:p>
      <text:p text:style-name="P73">static int i = 27;</text:p>
      <text:p text:style-name="P73">static int i;</text:p>
      <text:p text:style-name="P73">int main(){</text:p>
      <text:p text:style-name="P73"><text:tab/>static int i;</text:p>
      <text:p text:style-name="P73"><text:tab/>printf("%d", i);<text:tab/>// will print 0</text:p>
      <text:p text:style-name="P73"><text:tab/>return 0;</text:p>
      <text:p text:style-name="P73">}</text:p>
      <text:p text:style-name="P74">==========================================</text:p>
      <text:p text:style-name="P74"/>
      <text:p text:style-name="P75">Memory layout of C program:</text:p>
      <text:p text:style-name="P76">Two memory segments:</text:p>
      <text:p text:style-name="P76">1. text/code segment: Contains machine code of the compiled program.</text:p>
      <text:p text:style-name="P76">2. Data segment:</text:p>
      <text:p text:style-name="P76"><text:tab/>a. initialized: Global, extern, static (both local and global) const global variables.</text:p>
      <text:p text:style-name="P76"><text:tab/><text:tab/>I. Read only.</text:p>
      <text:p text:style-name="P76"><text:tab/><text:tab/>II. Read Write.</text:p>
      <text:p text:style-name="P76"><text:tab/>b. Uninitialized: uninitialized global, static (both local and global) constant global variables.</text:p>
      <text:p text:style-name="P76"><text:tab/><text:tab/><text:tab/>: uninitialized data segment also have read-only and read write sections.</text:p>
      <text:p text:style-name="P76"><text:tab/><text:tab/>(bss – Block started by symbol).</text:p>
      <text:p text:style-name="P76"><text:tab/>c. stack</text:p>
      <text:p text:style-name="P76">d. heap.</text:p>
      <text:p text:style-name="P76"/>
      <text:p text:style-name="P77">020. Introduction to operators in c:</text:p>
      <text:p text:style-name="P77">arithmetic operators → +,-,*,/,%</text:p>
      <text:p text:style-name="P77">Increment / decrement operators → ++, --</text:p>
      <text:p text:style-name="P77">Relational operators → ==, !=, &lt;=, &gt;=, &lt; , &gt; </text:p>
      <text:p text:style-name="P79">Logical operators → &amp;&amp;, ||, !</text:p>
      <text:p text:style-name="P79">Bitwise operators → &amp;, ^, |, ~, &gt;&gt;, &lt;&lt;</text:p>
      <text:p text:style-name="P79">Assignment operators → = , +=, -=, *=, /=, %=, &lt;&lt;=, &gt;&gt;=, &amp;=, ^=, |=</text:p>
      <text:p text:style-name="P79">other operators → ?=<text:tab/>&amp;<text:tab/>*<text:tab/>sizeof()<text:tab/>,</text:p>
      <text:p text:style-name="P79"/>
      <text:p text:style-name="P80">021. <text:span text:style-name="T26">Arithmetic operators:</text:span></text:p>
      <text:p text:style-name="P78">arithmetic operators → +,-,*,/,%</text:p>
      <text:p text:style-name="P80">all are binary operators → means two operands are required to perform operation.</text:p>
      <text:p text:style-name="P80"/>
      <text:p text:style-name="P81">#include &lt;stdio.h&gt;</text:p>
      <text:p text:style-name="P81"/>
      <text:p text:style-name="P81">int main(){</text:p>
      <text:p text:style-name="P81"><text:tab/>int a , b;</text:p>
      <text:p text:style-name="P81"><text:tab/>printf(“enter the first number\n”);</text:p>
      <text:p text:style-name="P81"><text:tab/>scanf(“%d”, &amp;a);</text:p>
      <text:p text:style-name="P81"><text:tab/>printf(“Enter the second number\n”);</text:p>
      <text:p text:style-name="P81"><text:tab/>scanf(“%d”, &amp;b);</text:p>
      <text:p text:style-name="P81"/>
      <text:p text:style-name="P81"><text:tab/>printf<text:span text:style-name="T30">(“a / b = %d\n”, a/b);</text:span></text:p>
      <text:p text:style-name="P81"><text:tab/><text:span text:style-name="T30">printf(“a / b = %d\n”, a%b);</text:span></text:p>
      <text:p text:style-name="P81"><text:tab/><text:span text:style-name="T30">return 0;</text:span></text:p>
      <text:p text:style-name="P81">}</text:p>
      <text:p text:style-name="P81"/>
      <text:p text:style-name="P82">operator precedence and associativity:</text:p>
      <table:table table:name="Table1" table:style-name="Table1">
        <table:table-column table:style-name="Table1.A"/>
        <table:table-column table:style-name="Table1.B" table:number-columns-repeated="2"/>
        <table:table-row>
          <table:table-cell table:style-name="Table1.A1" office:value-type="string">
            <text:p text:style-name="P84">Precedence</text:p>
          </table:table-cell>
          <table:table-cell table:style-name="Table1.A1" office:value-type="string">
            <text:p text:style-name="P84">Operators</text:p>
          </table:table-cell>
          <table:table-cell table:style-name="Table1.A1" office:value-type="string">
            <text:p text:style-name="P84">Associativity</text:p>
          </table:table-cell>
        </table:table-row>
        <table:table-row>
          <table:table-cell table:style-name="Table1.A1" office:value-type="string">
            <text:p text:style-name="P84">Highest</text:p>
          </table:table-cell>
          <table:table-cell table:style-name="Table1.A1" office:value-type="string">
            <text:p text:style-name="Table_20_Contents">*, /, %</text:p>
          </table:table-cell>
          <table:table-cell table:style-name="Table1.A1" office:value-type="string">
            <text:p text:style-name="P84">Left to right</text:p>
          </table:table-cell>
        </table:table-row>
        <table:table-row>
          <table:table-cell table:style-name="Table1.A1" office:value-type="string">
            <text:p text:style-name="P84">Lowest</text:p>
          </table:table-cell>
          <table:table-cell table:style-name="Table1.A1" office:value-type="string">
            <text:p text:style-name="P84">+, -</text:p>
          </table:table-cell>
          <table:table-cell table:style-name="Table1.A1" office:value-type="string">
            <text:p text:style-name="P101">Left to right</text:p>
          </table:table-cell>
        </table:table-row>
      </table:table>
      <text:p text:style-name="P82"/>
      <text:p text:style-name="P82">Note: Associativity is used only when two or more operators are of same precedence.</text:p>
      <text:p text:style-name="P82">For example: +, -</text:p>
      <text:p text:style-name="P82">Same precedence therefore, we use associativity.</text:p>
      <text:p text:style-name="P82"/>
      <text:p text:style-name="P83">#include &lt;stdio.h&gt;</text:p>
      <text:p text:style-name="P82"/>
      <text:p text:style-name="P82">int main(){</text:p>
      <text:p text:style-name="P82"><text:tab/>int a = 2, b = 3, c = 4, d = 5;</text:p>
      <text:p text:style-name="P82"><text:tab/>printf("a * b / c = %d\n", a*b/c);</text:p>
      <text:p text:style-name="P82"><text:tab/>printf("a + b - c = %d\n", a+b-c);</text:p>
      <text:p text:style-name="P82"><text:tab/>printf("a + b * d - c %% a = %d\n", a+b*d-c%a);</text:p>
      <text:p text:style-name="P82"><text:tab/>return 0;</text:p>
      <text:p text:style-name="P82">}</text:p>
      <text:p text:style-name="P82"/>
      <text:p text:style-name="P85">022. <text:span text:style-name="T26">Increment and decrement in C:</text:span></text:p>
      <text:p text:style-name="P85"># Increment operator is used to increment the value of a variable by one.</text:p>
      <text:p text:style-name="P85">Similarly, decrement operator is used to decrement the value of a variable by one.</text:p>
      <text:p text:style-name="P85"/>
      <text:p text:style-name="P86">Increment:<text:tab/><text:tab/><text:tab/><text:tab/><text:tab/>Decrement:</text:p>
      <text:p text:style-name="P86">int a = 5;<text:tab/><text:tab/><text:tab/><text:tab/><text:tab/>int a = 5;</text:p>
      <text:p text:style-name="P86">a++;<text:tab/><text:tab/><text:tab/><text:tab/><text:tab/><text:tab/>a--;</text:p>
      <text:p text:style-name="P86"/>
      <text:p text:style-name="P86">a = 6<text:tab/><text:tab/><text:tab/><text:tab/><text:tab/><text:tab/>a = 4</text:p>
      <text:p text:style-name="P86"/>
      <text:p text:style-name="P88"># increment and decrement operators:</text:p>
      <text:p text:style-name="P87">* Both are unary operators:</text:p>
      <text:p text:style-name="P87">- because they are applied on single operand.<text:tab/><text:tab/>a++; not a++a;</text:p>
      <text:p text:style-name="P87">* pre and post:</text:p>
      <text:p text:style-name="P87">- pre-increment operator:<text:tab/>++a;</text:p>
      <text:p text:style-name="P87">- post-increment operator: <text:tab/>a++;</text:p>
      <text:p text:style-name="P87">- pre-decrement operator:<text:tab/>--a;</text:p>
      <text:p text:style-name="P87">- post-decrement operator:<text:tab/>a--;</text:p>
      <text:p text:style-name="P87">* you cannot use <text:span text:style-name="T26">rvalue</text:span> before or after increment / decrement operator.</text:p>
      <text:p text:style-name="P87">Example: </text:p>
      <text:p text:style-name="P87">(a+b)++;<text:tab/>→ error!<text:tab/><text:tab/><text:tab/>++(a+b);<text:tab/>→ error!</text:p>
      <text:p text:style-name="P87"/>
      <text:p text:style-name="P99">Lvalue (left value): simply means an object that has an identifiable location in memory (i.e. having an address).</text:p>
      <text:p text:style-name="P99">- in any assignment statement “lvalue” must have the capability to hold the data.</text:p>
      <text:p text:style-name="P99">- lvalue must be a variable because they have the capability to store the data.</text:p>
      <text:p text:style-name="P99">- lvalue cannot be a function, expression (like a+b) or a constant (like 3,4 etc).</text:p>
      <text:p text:style-name="P99"/>
      <text:p text:style-name="P99">Rvalue (right value): simply means an object that has no identifiable location in memory.</text:p>
      <text:p text:style-name="P99"/>
      <text:p text:style-name="P99">- <text:span text:style-name="T31">Anything which is capable of returning a constant expression or value.</text:span></text:p>
      <text:p text:style-name="P99">- <text:span text:style-name="T31">Expressions like a +b will return some constant value.</text:span></text:p>
      <text:p text:style-name="P99"/>
      <text:p text:style-name="P100">Difference between pre &amp; post increment and decrement:</text:p>
      <text:p text:style-name="P100">pre- means first increment / decrement then assign it to another variable.</text:p>
      <text:p text:style-name="P100">Post- means first assign it to another variable then increment/decrement.</text:p>
      <text:p text:style-name="P100"/>
      <text:p text:style-name="P100"/>
      <text:p text:style-name="P102">What is the output of the following C program?</text:p>
      <text:p text:style-name="P103"/>
      <text:p text:style-name="P103">#include &lt;stdio.h&gt;</text:p>
      <text:p text:style-name="P103"/>
      <text:p text:style-name="P103">int main(){</text:p>
      <text:p text:style-name="P103"><text:tab/>int a =4, b = 3;</text:p>
      <text:p text:style-name="P103"><text:tab/>printf(“%d”, a+++b);</text:p>
      <text:p text:style-name="P103"><text:tab/>return 0;</text:p>
      <text:p text:style-name="P103">}</text:p>
      <text:p text:style-name="P103"/>
      <text:p text:style-name="P104"># Token Generation:</text:p>
      <text:p text:style-name="P104">* lexical analysis is the first phase in the compilation process.</text:p>
      <text:p text:style-name="P104">* Lexical analyzer (scanner) scans the whole source program and when it finds the meaningful sequence of characters (lexemes) then it converts it into a token.</text:p>
      <text:p text:style-name="P104">* Token: lexeme mapped into token-name and attribute-value.</text:p>
      <text:p text:style-name="P104">Example: <text:tab/>int → &lt;keyword, int&gt;</text:p>
      <text:p text:style-name="P104">* it always matches the longest character sequence.</text:p>
      <text:p text:style-name="P104">int a = 5;<text:tab/>→ int, a, =, 5, ;</text:p>
      <text:p text:style-name="P104"/>
      <text:p text:style-name="P105">so, a+++b → will be a++ then +b</text:p>
      <text:p text:style-name="P105">* post increment / decrement in context of equation:</text:p>
      <text:p text:style-name="P105">- first use the value in the equation and then increment the value.</text:p>
      <text:p text:style-name="P105">* pre increment / decrement in context of equation:</text:p>
      <text:p text:style-name="P105">- first increment the value and then use in the equation after completion of the equation.</text:p>
      <text:p text:style-name="P105"/>
      <text:p text:style-name="P8">024. Relational Operators:</text:p>
      <text:p text:style-name="P106">== → equal to</text:p>
      <text:p text:style-name="P106">!= → not equal to</text:p>
      <text:p text:style-name="P106">&lt;= → less than or equal to</text:p>
      <text:p text:style-name="P106">&gt;= → greater than or equal to</text:p>
      <text:p text:style-name="P106">&lt; → less than</text:p>
      <text:p text:style-name="P106">&gt; → greater than</text:p>
      <text:p text:style-name="P106"/>
      <text:p text:style-name="P106">* <text:span text:style-name="T32">All relational operators will return either True or False.</text:span></text:p>
      <text:p text:style-name="P106"/>
      <text:p text:style-name="P107">4==5 is equivalent to is 4 == 5?</text:p>
      <text:p text:style-name="P107">4!=5 is equivalent to is 4 != 5?</text:p>
      <text:p text:style-name="P107"/>
      <text:p text:style-name="P90">025 . Logical operators:</text:p>
      <text:p text:style-name="P108">&amp;&amp; → and</text:p>
      <text:p text:style-name="P108">|| → or</text:p>
      <text:p text:style-name="P108">! → not</text:p>
      <text:p text:style-name="P108"/>
      <text:p text:style-name="P109">&amp;&amp; and || are used to combine two conditions.</text:p>
      <text:p text:style-name="P109"><text:span text:style-name="T34">&amp;&amp;-</text:span>returns TRUE when all conditions under consideration are true and return FALSE when any one or more than one condition is false.</text:p>
      <text:p text:style-name="P109"/>
      <text:p text:style-name="P110"/>
      <text:p text:style-name="P110"/>
      <text:p text:style-name="P110"/>
      <text:p text:style-name="P110"/>
      <text:p text:style-name="P110"/>
      <text:p text:style-name="P110"><text:soft-page-break/>For example:</text:p>
      <text:p text:style-name="P110"/>
      <text:p text:style-name="P110">int a = 5;</text:p>
      <text:p text:style-name="P110"/>
      <text:p text:style-name="P110">if (a == 5 &amp;&amp; a != 6 &amp;&amp; a &lt;= 56 &amp;&amp; a &gt; 4)</text:p>
      <text:p text:style-name="P110">{</text:p>
      <text:p text:style-name="P110"><text:tab/>printf(“Welcome to this beautiful world of operators”);</text:p>
      <text:p text:style-name="P110">}</text:p>
      <text:p text:style-name="P110"/>
      <text:p text:style-name="P111"><text:span text:style-name="T34">||</text:span> - returns TRUE when one or more than one condition under consideration is true and returns FALSE when all conditions are false.</text:p>
      <text:p text:style-name="P111"/>
      <text:p text:style-name="P111">For example:</text:p>
      <text:p text:style-name="P111"/>
      <text:p text:style-name="P111">int a = 5;</text:p>
      <text:p text:style-name="P111">if (a != 5 || a == 6 || a &gt;= 56 || a &gt; 4)</text:p>
      <text:p text:style-name="P111">{</text:p>
      <text:p text:style-name="P111"><text:tab/><text:span text:style-name="T33">printf(“Welcome to this beautiful world of operators”);</text:span></text:p>
      <text:p text:style-name="P111">}</text:p>
      <text:p text:style-name="P111"/>
      <text:p text:style-name="P111">! <text:span text:style-name="T37">operator is used to complement the condition under consideration.</text:span></text:p>
      <text:p text:style-name="P111"/>
      <text:p text:style-name="P111">!- <text:span text:style-name="T37">returns TRUE when condition is FALSE and returns FALSE when condition is true.</text:span></text:p>
      <text:p text:style-name="P111"/>
      <text:p text:style-name="P112">For example:</text:p>
      <text:p text:style-name="P112"/>
      <text:p text:style-name="P112">int a = 5;</text:p>
      <text:p text:style-name="P112">if (!(a == 6))</text:p>
      <text:p text:style-name="P112">{</text:p>
      <text:p text:style-name="P112"><text:tab/><text:span text:style-name="T33">printf(“Welcome to this beautiful world of operators”);</text:span></text:p>
      <text:p text:style-name="P112">}</text:p>
      <text:p text:style-name="P112"/>
      <text:p text:style-name="P113">Concept of short circuit in logical operators:</text:p>
      <text:p text:style-name="P113"/>
      <text:p text:style-name="P113">Short circuit in case of &amp;&amp;: simply means if there is a condition anywhere in the expression that returns false, then the rest of the conditions after that will not be evaluated.</text:p>
      <text:p text:style-name="P113"/>
      <text:p text:style-name="P116">#include &lt;stdio.h&gt;</text:p>
      <text:p text:style-name="P116"/>
      <text:p text:style-name="P116">int main() {</text:p>
      <text:p text:style-name="P116"><text:tab/>int a = 5, b = 3;</text:p>
      <text:p text:style-name="P116"><text:tab/>int incr;</text:p>
      <text:p text:style-name="P116"/>
      <text:p text:style-name="P116"><text:tab/>incr = (a &lt; b) &amp;&amp; (b++);</text:p>
      <text:p text:style-name="P116"><text:tab/>printf(“%d\n”, incr);</text:p>
      <text:p text:style-name="P116"><text:tab/>printf(“%d”, b);</text:p>
      <text:p text:style-name="P116"><text:tab/>return 0;</text:p>
      <text:p text:style-name="P116">}</text:p>
      <text:p text:style-name="P116"/>
      <text:p text:style-name="P116"/>
      <text:p text:style-name="P114">Short circuit in case of <text:span text:style-name="T38">||</text:span>: simply means if there is a condition anywhere in the expression that returns <text:span text:style-name="T38">True</text:span>, then the rest of the conditions after that will not be evaluated.</text:p>
      <text:p text:style-name="P115"/>
      <text:p text:style-name="P117">#include &lt;stdio.h&gt;</text:p>
      <text:p text:style-name="P117"/>
      <text:p text:style-name="P117">int main() {</text:p>
      <text:p text:style-name="P117"><text:tab/>int a = 5, b = 3;</text:p>
      <text:p text:style-name="P117"><text:tab/>int incr;</text:p>
      <text:p text:style-name="P117"/>
      <text:p text:style-name="P117"><text:tab/>incr = (a &gt; b) &amp;&amp; (b++);</text:p>
      <text:p text:style-name="P117"><text:tab/>printf(“%d\n”, incr);</text:p>
      <text:p text:style-name="P117"><text:tab/>printf(“%d”, b);</text:p>
      <text:p text:style-name="P117"><text:tab/>return 0;</text:p>
      <text:p text:style-name="P117">}</text:p>
      <text:p text:style-name="P117"/>
      <text:p text:style-name="P91">026 – Bitwise operators in C : part 001</text:p>
      <text:p text:style-name="P118">* <text:span text:style-name="T39">it does bitwise manipulation.</text:span></text:p>
      <text:p text:style-name="P119">&amp; → AND</text:p>
      <text:p text:style-name="P119">| → OR</text:p>
      <text:p text:style-name="P119">~ → NOT</text:p>
      <text:p text:style-name="P119">&lt;&lt; → left shift</text:p>
      <text:p text:style-name="P119">&gt;&gt; → Right shift</text:p>
      <text:p text:style-name="P119">^ → XOR</text:p>
      <text:p text:style-name="P119"/>
      <text:p text:style-name="P120">Bitwise AND (&amp;) operator:</text:p>
      <text:p text:style-name="P120">* it takes two bits at a time and perform AND operation.</text:p>
      <text:p text:style-name="P120">* AND is binary operator. It takes two numbers and performs bitwise AND.</text:p>
      <text:p text:style-name="P120">* Result of AND is 1 when both bits are 1.</text:p>
      <text:p text:style-name="P120"/>
      <text:p text:style-name="P121">Bitwise OR (|) operator:</text:p>
      <text:p text:style-name="P121">* it takes two bits at a time and perform OR operation.</text:p>
      <text:p text:style-name="P121">* OR (|) is binary operator. It takes two numbers and performs bitwise OR.</text:p>
      <text:p text:style-name="P121">* Result of OR is 0 when both bits are 0.</text:p>
      <text:p text:style-name="P121"/>
      <text:p text:style-name="P122">Bitwise NOT (~) operator:</text:p>
      <text:p text:style-name="P122">* NOT is a unary operator.</text:p>
      <text:p text:style-name="P122">* it’s job is to complement each bit one by one.</text:p>
      <text:p text:style-name="P122">* Result of NOT is 0 when bit is 1 and 1 when bit is 0.</text:p>
      <text:p text:style-name="P122"/>
      <text:p text:style-name="P89">Difference between bitwise and logical operators:</text:p>
      <text:p text:style-name="P123">#include &lt;stdio.h&gt;</text:p>
      <text:p text:style-name="P123"/>
      <text:p text:style-name="P123">int main(){</text:p>
      <text:p text:style-name="P123"><text:tab/>char x = 1, y = 2; //x = 1 (0000 0001), y = 2 (0000 0010)</text:p>
      <text:p text:style-name="P123"><text:tab/>if(x&amp;y)<text:tab/><text:tab/>//1&amp;2 = 0 (0000 0000)</text:p>
      <text:p text:style-name="P123"><text:tab/><text:tab/>printf("Result of x&amp;y is 1\n");<text:tab/>//<text:span text:style-name="T40">will not print</text:span></text:p>
      <text:p text:style-name="P123"><text:tab/>else</text:p>
      <text:p text:style-name="P123"><text:tab/><text:tab/>printf("Result of x&amp;y is 0\n");<text:tab/>//<text:span text:style-name="T40">will print</text:span></text:p>
      <text:p text:style-name="P123"><text:tab/>if(x&amp;&amp;y)<text:tab/>//1&amp;&amp;2 = TRUE &amp;&amp; TRUE = TRUE = 1</text:p>
      <text:p text:style-name="P123"><text:tab/><text:tab/>printf("Result of x&amp;&amp;y is 1\n");</text:p>
      <text:p text:style-name="P123"><text:tab/>return 0;</text:p>
      <text:p text:style-name="P123">}</text:p>
      <text:p text:style-name="P92"><text:soft-page-break/>027 – Bitwise operators in c – part 002</text:p>
      <text:p text:style-name="P124">Left shift operator:</text:p>
      <text:p text:style-name="P124">first operand <text:tab/><text:tab/><text:tab/>&lt;&lt;<text:tab/> second operand</text:p>
      <text:p text:style-name="P124">whose bits get left shifted<text:tab/><text:tab/>Decides the number of places to shift the bits.</text:p>
      <text:p text:style-name="P124"/>
      <text:p text:style-name="P124">* <text:span text:style-name="T41">when bits are shifted left then trailing positions are filled with zeros.</text:span></text:p>
      <text:p text:style-name="P125">How left shift works?</text:p>
      <text:p text:style-name="P125">Var &lt;&lt; 1</text:p>
      <text:p text:style-name="P125">left shift by 1 position </text:p>
      <text:p text:style-name="P125">var = 3</text:p>
      <text:p text:style-name="P125">3 = 0000 0011 → 0000 011_ → 0000 0110 <text:s/>= 6</text:p>
      <text:p text:style-name="P125"/>
      <text:p text:style-name="P125">* <text:span text:style-name="T42">left shifting is equivalent to multiplication by</text:span></text:p>
      <text:p text:style-name="P126">2 ^ right operand</text:p>
      <text:p text:style-name="P126">example:</text:p>
      <text:p text:style-name="P126">var = 3;</text:p>
      <text:p text:style-name="P126">var &lt;&lt; 1<text:tab/>output: 6 = [3x2^1]</text:p>
      <text:p text:style-name="P126">var &lt;&lt; 4<text:tab/>output: 48 = [3x2^4]</text:p>
      <text:p text:style-name="P126"/>
      <text:p text:style-name="P94">028 – <text:span text:style-name="T43">Bitwise operators in c – part 003</text:span></text:p>
      <text:p text:style-name="P127">Right shift operator:</text:p>
      <text:p text:style-name="P127">first operand <text:tab/><text:tab/><text:tab/>&gt;&gt;<text:tab/> second operand</text:p>
      <text:p text:style-name="P127">whose bits get right shifted <text:tab/><text:tab/>Decides number of places to shift the bits.</text:p>
      <text:p text:style-name="P127"/>
      <text:p text:style-name="P126">* <text:span text:style-name="T44">when bits are right shifted then leading positions are filled with zeros.</text:span></text:p>
      <text:p text:style-name="P126"/>
      <text:p text:style-name="P130"><text:span text:style-name="T45">#include</text:span><text:span text:style-name="T46"> </text:span><text:span text:style-name="T47">&lt;stdio.h&gt;</text:span></text:p>
      <text:p text:style-name="P134"/>
      <text:p text:style-name="P129"><text:span text:style-name="T46">int</text:span> <text:span text:style-name="T48">main</text:span>(){</text:p>
      <text:p text:style-name="P129"><text:span text:style-name="T46">char</text:span> <text:span text:style-name="T49">var</text:span> <text:span text:style-name="T50">=</text:span> <text:span text:style-name="T51">3</text:span>;<text:span text:style-name="T52"> // Note: 3 in binary = 0000 0011</text:span></text:p>
      <text:p text:style-name="P129"><text:span text:style-name="T48">printf</text:span>(<text:span text:style-name="T47">"</text:span><text:span text:style-name="T49">%d</text:span><text:span text:style-name="T47">"</text:span>, <text:span text:style-name="T49">var</text:span> <text:span text:style-name="T50">&gt;&gt;</text:span> <text:span text:style-name="T51">1</text:span>);<text:span text:style-name="T52"> //prints 1</text:span></text:p>
      <text:p text:style-name="P129"><text:span text:style-name="T45">return</text:span> <text:span text:style-name="T51">0</text:span>;</text:p>
      <text:p text:style-name="P129">}</text:p>
      <text:p text:style-name="P128"/>
      <text:p text:style-name="P128">* <text:span text:style-name="T53">How right shift works?</text:span></text:p>
      <text:p text:style-name="P135">Var &gt;&gt; 1<text:tab/><text:tab/><text:tab/><text:tab/>var = 3</text:p>
      <text:p text:style-name="P135"><text:tab/><text:tab/><text:tab/><text:tab/><text:tab/>3 = 0000 0011</text:p>
      <text:p text:style-name="P135">right shift by 1 position<text:tab/><text:tab/>_000 0001</text:p>
      <text:p text:style-name="P135">leading position filled with zero<text:tab/>0000 0001<text:tab/><text:tab/><text:tab/><text:tab/></text:p>
      <text:p text:style-name="P135"/>
      <text:p text:style-name="P135">* <text:span text:style-name="T54">Right shifting is equivalent to division by 2 ^ right operand</text:span></text:p>
      <text:p text:style-name="P135"/>
      <text:p text:style-name="P136">example:</text:p>
      <text:p text:style-name="P136">var = 3;<text:tab/><text:tab/>var &gt;&gt; 1<text:tab/><text:tab/>output: 1<text:tab/>[3 / 2^1]</text:p>
      <text:p text:style-name="P136">var = 32;<text:tab/><text:tab/>var &gt;&gt; 4<text:tab/><text:tab/>output: 2<text:tab/>[3/2^4]</text:p>
      <text:p text:style-name="P136"/>
      <text:p text:style-name="P93">029 – Bitwise operators in C – Bitwise XOR operator:</text:p>
      <text:p text:style-name="P137"/>
      <text:p text:style-name="P138">Inclusive OR:</text:p>
      <text:p text:style-name="P138">* either A is 1 or B is 1 or both are 1, then the output is 1.</text:p>
      <text:p text:style-name="P138">* Including Both.</text:p>
      <text:p text:style-name="P138"/>
      <table:table table:name="Table2" table:style-name="Table2">
        <table:table-column table:style-name="Table2.A"/>
        <table:table-column table:style-name="Table2.B"/>
        <table:table-column table:style-name="Table2.C"/>
        <table:table-row>
          <table:table-cell table:style-name="Table2.A1" office:value-type="string">
            <text:p text:style-name="P140">A</text:p>
          </table:table-cell>
          <table:table-cell table:style-name="Table2.A1" office:value-type="string">
            <text:p text:style-name="P140">B</text:p>
          </table:table-cell>
          <table:table-cell table:style-name="Table2.A1" office:value-type="string">
            <text:p text:style-name="P140">A OR B</text:p>
          </table:table-cell>
        </table:table-row>
        <table:table-row>
          <table:table-cell table:style-name="Table2.A1" office:value-type="string">
            <text:p text:style-name="P140">0</text:p>
          </table:table-cell>
          <table:table-cell table:style-name="Table2.A1" office:value-type="string">
            <text:p text:style-name="P140">0</text:p>
          </table:table-cell>
          <table:table-cell table:style-name="Table2.A1" office:value-type="string">
            <text:p text:style-name="P140">0</text:p>
          </table:table-cell>
        </table:table-row>
        <table:table-row>
          <table:table-cell table:style-name="Table2.A1" office:value-type="string">
            <text:p text:style-name="P140">0</text:p>
          </table:table-cell>
          <table:table-cell table:style-name="Table2.A1" office:value-type="string">
            <text:p text:style-name="P140">1</text:p>
          </table:table-cell>
          <table:table-cell table:style-name="Table2.A1" office:value-type="string">
            <text:p text:style-name="P140">1</text:p>
          </table:table-cell>
        </table:table-row>
        <table:table-row>
          <table:table-cell table:style-name="Table2.A1" office:value-type="string">
            <text:p text:style-name="P140">1</text:p>
          </table:table-cell>
          <table:table-cell table:style-name="Table2.A1" office:value-type="string">
            <text:p text:style-name="P140">0</text:p>
          </table:table-cell>
          <table:table-cell table:style-name="Table2.A1" office:value-type="string">
            <text:p text:style-name="P140">1</text:p>
          </table:table-cell>
        </table:table-row>
        <table:table-row>
          <table:table-cell table:style-name="Table2.A1" office:value-type="string">
            <text:p text:style-name="P140">1</text:p>
          </table:table-cell>
          <table:table-cell table:style-name="Table2.A1" office:value-type="string">
            <text:p text:style-name="P140">1</text:p>
          </table:table-cell>
          <table:table-cell table:style-name="Table2.A1" office:value-type="string">
            <text:p text:style-name="P140">1</text:p>
          </table:table-cell>
        </table:table-row>
      </table:table>
      <text:p text:style-name="P138"/>
      <text:p text:style-name="P139">Exclusive OR – XOR</text:p>
      <text:p text:style-name="P139">* either A is 1 or B is 1 then the output is 1 but when both are 1 then output is 0</text:p>
      <text:p text:style-name="P139">* Excluding both:</text:p>
      <text:p text:style-name="P139"/>
      <text:p text:style-name="P141"/>
      <table:table table:name="Table3" table:style-name="Table3">
        <table:table-column table:style-name="Table3.A"/>
        <table:table-column table:style-name="Table3.B"/>
        <table:table-column table:style-name="Table3.C"/>
        <table:table-row>
          <table:table-cell table:style-name="Table3.A1" office:value-type="string">
            <text:p text:style-name="P142">A</text:p>
          </table:table-cell>
          <table:table-cell table:style-name="Table3.A1" office:value-type="string">
            <text:p text:style-name="P142">B</text:p>
          </table:table-cell>
          <table:table-cell table:style-name="Table3.A1" office:value-type="string">
            <text:p text:style-name="P142">A OR B</text:p>
          </table:table-cell>
        </table:table-row>
        <table:table-row>
          <table:table-cell table:style-name="Table3.A1" office:value-type="string">
            <text:p text:style-name="P142">0</text:p>
          </table:table-cell>
          <table:table-cell table:style-name="Table3.A1" office:value-type="string">
            <text:p text:style-name="P142">0</text:p>
          </table:table-cell>
          <table:table-cell table:style-name="Table3.A1" office:value-type="string">
            <text:p text:style-name="P142">0</text:p>
          </table:table-cell>
        </table:table-row>
        <table:table-row>
          <table:table-cell table:style-name="Table3.A1" office:value-type="string">
            <text:p text:style-name="P142">0</text:p>
          </table:table-cell>
          <table:table-cell table:style-name="Table3.A1" office:value-type="string">
            <text:p text:style-name="P142">1</text:p>
          </table:table-cell>
          <table:table-cell table:style-name="Table3.A1" office:value-type="string">
            <text:p text:style-name="P142">1</text:p>
          </table:table-cell>
        </table:table-row>
        <table:table-row>
          <table:table-cell table:style-name="Table3.A1" office:value-type="string">
            <text:p text:style-name="P142">1</text:p>
          </table:table-cell>
          <table:table-cell table:style-name="Table3.A1" office:value-type="string">
            <text:p text:style-name="P142">0</text:p>
          </table:table-cell>
          <table:table-cell table:style-name="Table3.A1" office:value-type="string">
            <text:p text:style-name="P142">1</text:p>
          </table:table-cell>
        </table:table-row>
        <table:table-row>
          <table:table-cell table:style-name="Table3.A1" office:value-type="string">
            <text:p text:style-name="P142">1</text:p>
          </table:table-cell>
          <table:table-cell table:style-name="Table3.A1" office:value-type="string">
            <text:p text:style-name="P142">1</text:p>
          </table:table-cell>
          <table:table-cell table:style-name="Table3.A1" office:value-type="string">
            <text:p text:style-name="P154">0</text:p>
          </table:table-cell>
        </table:table-row>
      </table:table>
      <text:p text:style-name="P143"/>
      <text:p text:style-name="P143">* <text:span text:style-name="T55">bitwise XOR (^) is binary operator. It takes two numbers and performs bitwise XOR.</text:span></text:p>
      <text:p text:style-name="P143">* <text:span text:style-name="T55">result of XOR is 1 when two bits are different otherwise the result is 0.</text:span></text:p>
      <text:p text:style-name="P131"><text:span text:style-name="T45">#include</text:span><text:span text:style-name="T46"> </text:span><text:span text:style-name="T47">&lt;stdio.h&gt;</text:span></text:p>
      <text:p text:style-name="P134"/>
      <text:p text:style-name="P129"><text:span text:style-name="T46">int</text:span> <text:span text:style-name="T48">main</text:span>(){</text:p>
      <text:p text:style-name="P129"><text:span text:style-name="T46">int</text:span> <text:span text:style-name="T49">a</text:span> <text:span text:style-name="T50">=</text:span> <text:span text:style-name="T51">4</text:span>, <text:span text:style-name="T49">b</text:span> <text:span text:style-name="T50">=</text:span> <text:span text:style-name="T51">3</text:span>;</text:p>
      <text:p text:style-name="P129"><text:span text:style-name="T49">a</text:span> <text:span text:style-name="T50">=</text:span> <text:span text:style-name="T49">a</text:span> <text:span text:style-name="T50">^</text:span> <text:span text:style-name="T49">b</text:span>;</text:p>
      <text:p text:style-name="P129"><text:span text:style-name="T49">b</text:span> <text:span text:style-name="T50">=</text:span> <text:span text:style-name="T49">a</text:span> <text:span text:style-name="T50">^</text:span> <text:span text:style-name="T49">b</text:span>;</text:p>
      <text:p text:style-name="P129"><text:span text:style-name="T49">a</text:span> <text:span text:style-name="T50">=</text:span> <text:span text:style-name="T49">a</text:span> <text:span text:style-name="T50">^</text:span> <text:span text:style-name="T49">b</text:span>;</text:p>
      <text:p text:style-name="P134"/>
      <text:p text:style-name="P129"><text:span text:style-name="T48">printf</text:span>(<text:span text:style-name="T47">"after XOR, a = </text:span><text:span text:style-name="T49">%d</text:span><text:span text:style-name="T47"> and b = </text:span><text:span text:style-name="T49">%d</text:span><text:span text:style-name="T56">\n</text:span><text:span text:style-name="T47">"</text:span>, <text:span text:style-name="T49">a</text:span>,<text:span text:style-name="T49">b</text:span>);</text:p>
      <text:p text:style-name="P129"><text:span text:style-name="T45">return</text:span> <text:span text:style-name="T51">0</text:span>;</text:p>
      <text:p text:style-name="P129">}</text:p>
      <text:p text:style-name="P143"/>
      <text:p text:style-name="P95"/>
      <text:p text:style-name="P96">030 – Assignment Operators in C:</text:p>
      <text:p text:style-name="P144"/>
      <text:p text:style-name="P145">Values to a variable can be assigned using assignment operator.</text:p>
      <text:p text:style-name="P145">Requires two values – L-value and R-value</text:p>
      <text:p text:style-name="P145">the operator copies R-Value to L-value.</text:p>
      <text:p text:style-name="P145">Var = 5;</text:p>
      <text:p text:style-name="P145"/>
      <text:p text:style-name="P146">Shorthand assignment operators:</text:p>
      <text:p text:style-name="P146"/>
      <text:p text:style-name="P146">+= <text:tab/>first addition then assignment.</text:p>
      <text:p text:style-name="P146">-= <text:tab/>first subtraction then assignment.</text:p>
      <text:p text:style-name="P146">*= <text:tab/>first multiplication then assignment.</text:p>
      <text:p text:style-name="P146">/= <text:tab/>first division then assignment.</text:p>
      <text:p text:style-name="P146"/>
      <text:p text:style-name="P146">Example: <text:tab/>a += 1 is equivalent to a = a + 1</text:p>
      <text:p text:style-name="P147">similar concept for other shorthand assignment operators as well:</text:p>
      <text:p text:style-name="P147">%<text:span text:style-name="T57">= <text:tab/>first modulus then assignment</text:span></text:p>
      <text:p text:style-name="P147">&lt;&lt;<text:span text:style-name="T57">= <text:tab/>first bitwise left shift then assignment</text:span></text:p>
      <text:p text:style-name="P147">&gt;&gt;<text:span text:style-name="T57">=<text:tab/>first bitwise right shift then assignment</text:span></text:p>
      <text:p text:style-name="P148">&amp;= <text:tab/>first bitwise AND then assignment</text:p>
      <text:p text:style-name="P148">|=<text:tab/>first bitwise OR then assignment</text:p>
      <text:p text:style-name="P148">^=<text:tab/>first bitwise XOR then assignment</text:p>
      <text:p text:style-name="P148"/>
      <text:p text:style-name="P132"><text:span text:style-name="T45">#include</text:span><text:span text:style-name="T46"> </text:span><text:span text:style-name="T47">&lt;stdio.h&gt;</text:span></text:p>
      <text:p text:style-name="P134"/>
      <text:p text:style-name="P129"><text:span text:style-name="T46">int</text:span> <text:span text:style-name="T48">main</text:span>(){</text:p>
      <text:p text:style-name="P129"><text:span text:style-name="T46">char</text:span> <text:span text:style-name="T49">a</text:span> <text:span text:style-name="T50">=</text:span> <text:span text:style-name="T51">7</text:span>;</text:p>
      <text:p text:style-name="P129"><text:span text:style-name="T49">a</text:span> <text:span text:style-name="T50">^=</text:span> <text:span text:style-name="T51">5</text:span>;</text:p>
      <text:p text:style-name="P129"><text:span text:style-name="T48">printf</text:span>(<text:span text:style-name="T47">"</text:span><text:span text:style-name="T49">%d</text:span><text:span text:style-name="T56">\n</text:span><text:span text:style-name="T47">"</text:span>, <text:span text:style-name="T48">printf</text:span>(<text:span text:style-name="T47">"</text:span><text:span text:style-name="T49">%d</text:span><text:span text:style-name="T56">\n</text:span><text:span text:style-name="T47">"</text:span>, <text:span text:style-name="T49">a</text:span><text:span text:style-name="T50">+=</text:span><text:span text:style-name="T51">3</text:span>));</text:p>
      <text:p text:style-name="P129"><text:span text:style-name="T45">return</text:span> <text:span text:style-name="T51">0</text:span>;</text:p>
      <text:p text:style-name="P129">}</text:p>
      <text:p text:style-name="P148"/>
      <text:p text:style-name="P97"/>
      <text:p text:style-name="P98">031 – Conditional Operator in C:</text:p>
      <text:p text:style-name="P149">? :</text:p>
      <text:p text:style-name="P150">char result;<text:tab/><text:tab/><text:tab/><text:tab/><text:tab/><text:span text:style-name="T58">char result;</text:span></text:p>
      <text:p text:style-name="P150">int marks;<text:tab/><text:tab/><text:tab/><text:tab/><text:tab/><text:span text:style-name="T58">int marks;</text:span></text:p>
      <text:p text:style-name="P150"><text:tab/><text:tab/><text:tab/></text:p>
      <text:p text:style-name="P150">if (marks &gt; 33)<text:tab/><text:tab/><text:tab/><text:tab/><text:span text:style-name="T58">result = (marks &gt; 33) ? “p” : “f”;</text:span></text:p>
      <text:p text:style-name="P150">{</text:p>
      <text:p text:style-name="P150"><text:tab/>result = “p”;</text:p>
      <text:p text:style-name="P150">}</text:p>
      <text:p text:style-name="P150">else</text:p>
      <text:p text:style-name="P150">{</text:p>
      <text:p text:style-name="P150"><text:tab/>result = “f”</text:p>
      <text:p text:style-name="P150">}</text:p>
      <text:p text:style-name="P150"/>
      <text:p text:style-name="P151">--------------------------------------------------------------------------------------------- </text:p>
      <text:p text:style-name="P152">result = (marks &gt; 33) ? “p” : “f”;</text:p>
      <text:p text:style-name="P152">(marks &gt; 33) is a boolean expression, therefore it will return either TRUE or FALSE.</text:p>
      <text:p text:style-name="P152">(marks &gt; 33) ? “p” : “f”; is a conditional expression, which is after all an expression, therefore it is an r-value and result is l-value.</text:p>
      <text:p text:style-name="P152"/>
      <text:p text:style-name="P152">* <text:span text:style-name="T59">Conditional operator is the only ternary operator available in the list of operators in C language.</text:span></text:p>
      <text:p text:style-name="P152">* <text:span text:style-name="T59">As in [Expression 1 ? Expression 2 : Expression 3], expression1 is the boolean expression. If we simply write 0 instead of some boolean expression than that simply means FALSE and therefore expression3 will get evaluated.</text:span></text:p>
      <text:p text:style-name="P152"/>
      <text:p text:style-name="P153">Example:</text:p>
      <text:p text:style-name="P153">int result;</text:p>
      <text:p text:style-name="P153">result = 0 ? 2 : 1</text:p>
      <text:p text:style-name="P153"/>
      <text:p text:style-name="P133"><text:span text:style-name="T45">#include</text:span><text:span text:style-name="T46"> </text:span><text:span text:style-name="T47">&lt;stdio.h&gt;</text:span></text:p>
      <text:p text:style-name="P134"/>
      <text:p text:style-name="P129"><text:span text:style-name="T46">int</text:span> <text:span text:style-name="T48">main</text:span>(){</text:p>
      <text:p text:style-name="P129"><text:span text:style-name="T46">int</text:span> <text:span text:style-name="T49">var</text:span> <text:span text:style-name="T50">=</text:span> <text:span text:style-name="T51">75</text:span>;</text:p>
      <text:p text:style-name="P129"><text:span text:style-name="T46">int</text:span> <text:span text:style-name="T49">var2</text:span> <text:span text:style-name="T50">=</text:span> <text:span text:style-name="T51">56</text:span>;</text:p>
      <text:p text:style-name="P129"><text:span text:style-name="T46">int</text:span> <text:span text:style-name="T49">num</text:span>;</text:p>
      <text:p text:style-name="P134"/>
      <text:p text:style-name="P129"><text:span text:style-name="T49">num</text:span> <text:span text:style-name="T50">=</text:span> <text:span text:style-name="T46">sizeof</text:span>(<text:span text:style-name="T49">var</text:span>) <text:span text:style-name="T50">?</text:span> (<text:span text:style-name="T49">var2</text:span> <text:span text:style-name="T50">&gt;</text:span> <text:span text:style-name="T51">23</text:span> <text:span text:style-name="T50">?</text:span> ((<text:span text:style-name="T49">var</text:span> <text:span text:style-name="T50">==</text:span> <text:span text:style-name="T51">75</text:span>) <text:span text:style-name="T50">?</text:span> <text:span text:style-name="T47">'A'</text:span> <text:span text:style-name="T50">:</text:span> <text:span text:style-name="T51">0</text:span>) <text:span text:style-name="T50">:</text:span> <text:span text:style-name="T51">0</text:span>) <text:span text:style-name="T50">:</text:span> <text:span text:style-name="T51">0</text:span>;</text:p>
      <text:p text:style-name="P134"/>
      <text:p text:style-name="P129"><text:span text:style-name="T48">printf</text:span>(<text:span text:style-name="T47">"</text:span><text:span text:style-name="T49">%d</text:span><text:span text:style-name="T56">\n</text:span><text:span text:style-name="T47">"</text:span>, <text:span text:style-name="T49">num</text:span>);</text:p>
      <text:p text:style-name="P129"><text:span text:style-name="T45">return</text:span> <text:span text:style-name="T51">0</text:span>;</text:p>
      <text:p text:style-name="P129">}</text:p>
      <text:p text:style-name="P153"/>
      <text:p text:style-name="P153"/>
      <text:p text:style-name="P168">032.Comma operator in C:</text:p>
      <text:p text:style-name="P156">1. comma operator can be used as a “separator”.</text:p>
      <text:p text:style-name="P156">Example:</text:p>
      <text:p text:style-name="P156">int a = 3, b=4, c=8; //multiple definition in a single line.</text:p>
      <text:p text:style-name="P156"/>
      <text:p text:style-name="P157">2. comma operator can be used as an “operator”.</text:p>
      <text:p text:style-name="P158">int a = (3,4,8);</text:p>
      <text:p text:style-name="P158">printf(“%d”, a); //<text:span text:style-name="T60">output: 8</text:span></text:p>
      <text:p text:style-name="P158"/>
      <text:p text:style-name="P158">Comma operator returns the <text:span text:style-name="T27">rightmost</text:span> operand in the expression and i<text:span text:style-name="T35">t simply evaluates the rest of the operands</text:span> and finally rejects them.</text:p>
      <text:p text:style-name="P158"/>
      <text:p text:style-name="P159">Example: </text:p>
      <text:p text:style-name="P159">int var = (printf(“%s\n”, “HELLO!”), 5);</text:p>
      <text:p text:style-name="P159">printf(“%d”, var);</text:p>
      <text:p text:style-name="P159"/>
      <text:p text:style-name="P160">Output:<text:tab/>HELLO!</text:p>
      <text:p text:style-name="P160"><text:tab/><text:tab/>5</text:p>
      <text:p text:style-name="P162"><text:span text:style-name="T45">#include</text:span><text:span text:style-name="T46"> </text:span><text:span text:style-name="T47">&lt;stdio.h&gt;</text:span></text:p>
      <text:p text:style-name="P134"/>
      <text:p text:style-name="P129"><text:span text:style-name="T46">int</text:span> <text:span text:style-name="T48">main</text:span>(){</text:p>
      <text:p text:style-name="P129"><text:span text:style-name="T46">int</text:span> <text:span text:style-name="T49">var</text:span> <text:span text:style-name="T50">=</text:span> (<text:span text:style-name="T48">printf</text:span>(<text:span text:style-name="T47">"</text:span><text:span text:style-name="T49">%s</text:span><text:span text:style-name="T56">\n</text:span><text:span text:style-name="T47">"</text:span>, <text:span text:style-name="T47">"HELLO!"</text:span>), <text:span text:style-name="T51">5</text:span>);</text:p>
      <text:p text:style-name="P129"><text:span text:style-name="T48">printf</text:span>(<text:span text:style-name="T47">"</text:span><text:span text:style-name="T49">%d</text:span><text:span text:style-name="T56">\n</text:span><text:span text:style-name="T47">"</text:span>, <text:span text:style-name="T49">var</text:span>);</text:p>
      <text:p text:style-name="P129"><text:span text:style-name="T45">return</text:span> <text:span text:style-name="T51">0</text:span>;</text:p>
      <text:p text:style-name="P129">}</text:p>
      <text:p text:style-name="P160"/>
      <text:p text:style-name="P171">3. comma operator is having least precedence among all the operators available in C language.</text:p>
      <text:p text:style-name="P171"/>
      <text:p text:style-name="P171">Example 1:</text:p>
      <text:p text:style-name="P171">int a = 3, 4, 8;</text:p>
      <text:p text:style-name="P171">printf(“%d”, a) // output : 3</text:p>
      <text:p text:style-name="P171"/>
      <text:p text:style-name="P171">int a;</text:p>
      <text:p text:style-name="P171">(a = 3), 4, 8;</text:p>
      <text:p text:style-name="P171">printf(“%d”, a);<text:tab/>//output: 3</text:p>
      <text:p text:style-name="P171"/>
      <text:p text:style-name="P172">Comma operator acts like a separator within function calls and definitions, variable declarations and enum declarations.</text:p>
      <text:p text:style-name="P172"/>
      <text:p text:style-name="P163"><text:span text:style-name="T45">#include</text:span><text:span text:style-name="T46"> </text:span><text:span text:style-name="T47">&lt;stdio.h&gt;</text:span></text:p>
      <text:p text:style-name="P134"/>
      <text:p text:style-name="P129"><text:span text:style-name="T46">int</text:span> <text:span text:style-name="T48">main</text:span>(){</text:p>
      <text:p text:style-name="P129"><text:span text:style-name="T46">int</text:span> <text:span text:style-name="T49">var</text:span>;</text:p>
      <text:p text:style-name="P129"><text:span text:style-name="T46">int</text:span> <text:span text:style-name="T49">num</text:span>;</text:p>
      <text:p text:style-name="P134"/>
      <text:p text:style-name="P129"><text:span text:style-name="T49">num</text:span> <text:span text:style-name="T50">=</text:span> (<text:span text:style-name="T49">var</text:span> <text:span text:style-name="T50">=</text:span> <text:span text:style-name="T51">15</text:span>, <text:span text:style-name="T49">var</text:span> <text:span text:style-name="T50">+</text:span> <text:span text:style-name="T51">35</text:span>);</text:p>
      <text:p text:style-name="P129"><text:span text:style-name="T48">printf</text:span>(<text:span text:style-name="T47">"</text:span><text:span text:style-name="T49">%d</text:span><text:span text:style-name="T56">\n</text:span><text:span text:style-name="T47">"</text:span>, <text:span text:style-name="T49">num</text:span>);<text:tab/>// <text:span text:style-name="T61">will print 50.</text:span></text:p>
      <text:p text:style-name="P129"><text:span text:style-name="T45">return</text:span> <text:span text:style-name="T51">0</text:span>;</text:p>
      <text:p text:style-name="P129">}</text:p>
      <text:p text:style-name="P172"/>
      <text:p text:style-name="P169">033. Precedence and associativity of operators:</text:p>
      <text:p text:style-name="P173"/>
      <text:p text:style-name="P174"># Precedence of operators:</text:p>
      <text:p text:style-name="P174">* Precedence of operators come into picture when in an expression we need to decide which operator will be evaluated first.</text:p>
      <text:p text:style-name="P174">* operator with higher precedence will be evaluated first.</text:p>
      <text:p text:style-name="P174">Example: 2 + 3 * 5 → 17</text:p>
      <text:p text:style-name="P174"/>
      <text:p text:style-name="P174"># Associativity of operators:</text:p>
      <text:p text:style-name="P174">* Associativity of operators came into picture when precedence of operators are same and we need to decide which operator will be evaluated first.</text:p>
      <text:p text:style-name="P174"/>
      <text:p text:style-name="P174">Example: <text:tab/>10 / 2 * 5</text:p>
      <text:p text:style-name="P174">- left to right: (10/2)*5 = 25</text:p>
      <text:p text:style-name="P174">- right to left: 10 / (2 * 5) = 1</text:p>
      <text:p text:style-name="P174"/>
      <table:table table:name="Table4" table:style-name="Table4">
        <table:table-column table:style-name="Table4.A"/>
        <table:table-column table:style-name="Table4.B"/>
        <table:table-column table:style-name="Table4.C"/>
        <table:table-row>
          <table:table-cell table:style-name="Table4.A1" office:value-type="string">
            <text:p text:style-name="P185">Category</text:p>
          </table:table-cell>
          <table:table-cell table:style-name="Table4.A1" office:value-type="string">
            <text:p text:style-name="P185">Operators</text:p>
          </table:table-cell>
          <table:table-cell table:style-name="Table4.A1" office:value-type="string">
            <text:p text:style-name="P185">Associativity</text:p>
          </table:table-cell>
        </table:table-row>
        <table:table-row>
          <table:table-cell table:style-name="Table4.A1" office:value-type="string">
            <text:p text:style-name="P185">Parenthesis/brackets</text:p>
          </table:table-cell>
          <table:table-cell table:style-name="Table4.A1" office:value-type="string">
            <text:p text:style-name="P185">() [] -&gt; . <text:span text:style-name="T35">++ -- </text:span><text:span text:style-name="T36">post fix</text:span></text:p>
          </table:table-cell>
          <table:table-cell table:style-name="Table4.A1" office:value-type="string">
            <text:p text:style-name="P185">Left to right</text:p>
          </table:table-cell>
        </table:table-row>
        <table:table-row>
          <table:table-cell table:style-name="Table4.A1" office:value-type="string">
            <text:p text:style-name="P185">Unary</text:p>
          </table:table-cell>
          <table:table-cell table:style-name="Table4.A1" office:value-type="string">
            <text:p text:style-name="Table_20_Contents">! <text:span text:style-name="T62">~ </text:span><text:span text:style-name="T28">++ -- </text:span><text:span text:style-name="T29">prefix</text:span><text:span text:style-name="T62"> + - * &amp; (type) sizeof</text:span></text:p>
          </table:table-cell>
          <table:table-cell table:style-name="Table4.A1" office:value-type="string">
            <text:p text:style-name="P185">Right to left</text:p>
          </table:table-cell>
        </table:table-row>
        <table:table-row>
          <table:table-cell table:style-name="Table4.A1" office:value-type="string">
            <text:p text:style-name="P185">Multiplicative</text:p>
          </table:table-cell>
          <table:table-cell table:style-name="Table4.A1" office:value-type="string">
            <text:p text:style-name="Table_20_Contents">* / %</text:p>
          </table:table-cell>
          <table:table-cell table:style-name="Table4.A1" office:value-type="string">
            <text:p text:style-name="P185">Left to right</text:p>
          </table:table-cell>
        </table:table-row>
        <table:table-row>
          <table:table-cell table:style-name="Table4.A1" office:value-type="string">
            <text:p text:style-name="P185">Additive</text:p>
          </table:table-cell>
          <table:table-cell table:style-name="Table4.A1" office:value-type="string">
            <text:p text:style-name="P185">+ -</text:p>
          </table:table-cell>
          <table:table-cell table:style-name="Table4.A1" office:value-type="string">
            <text:p text:style-name="P187">Left to right</text:p>
          </table:table-cell>
        </table:table-row>
        <table:table-row>
          <table:table-cell table:style-name="Table4.A1" office:value-type="string">
            <text:p text:style-name="P185">Bitwise shift</text:p>
          </table:table-cell>
          <table:table-cell table:style-name="Table4.A1" office:value-type="string">
            <text:p text:style-name="Table_20_Contents">&lt;&lt; &gt;&gt;</text:p>
          </table:table-cell>
          <table:table-cell table:style-name="Table4.A1" office:value-type="string">
            <text:p text:style-name="P185">Left to right</text:p>
          </table:table-cell>
        </table:table-row>
        <table:table-row>
          <table:table-cell table:style-name="Table4.A1" office:value-type="string">
            <text:p text:style-name="P185">Relational</text:p>
          </table:table-cell>
          <table:table-cell table:style-name="Table4.A1" office:value-type="string">
            <text:p text:style-name="Table_20_Contents">&lt; &lt;<text:span text:style-name="T62">= &gt; &gt;=</text:span></text:p>
          </table:table-cell>
          <table:table-cell table:style-name="Table4.A1" office:value-type="string">
            <text:p text:style-name="P185">Left to right</text:p>
          </table:table-cell>
        </table:table-row>
        <table:table-row>
          <table:table-cell table:style-name="Table4.A1" office:value-type="string">
            <text:p text:style-name="P185">Equality</text:p>
          </table:table-cell>
          <table:table-cell table:style-name="Table4.A1" office:value-type="string">
            <text:p text:style-name="P184">“==” “!=”</text:p>
          </table:table-cell>
          <table:table-cell table:style-name="Table4.A1" office:value-type="string">
            <text:p text:style-name="P185">Left to right</text:p>
          </table:table-cell>
        </table:table-row>
        <table:table-row>
          <table:table-cell table:style-name="Table4.A1" office:value-type="string">
            <text:p text:style-name="P185">Bitwise AND</text:p>
          </table:table-cell>
          <table:table-cell table:style-name="Table4.A1" office:value-type="string">
            <text:p text:style-name="P185">&amp;</text:p>
          </table:table-cell>
          <table:table-cell table:style-name="Table4.A1" office:value-type="string">
            <text:p text:style-name="P185">Left to right</text:p>
          </table:table-cell>
        </table:table-row>
        <table:table-row>
          <table:table-cell table:style-name="Table4.A1" office:value-type="string">
            <text:p text:style-name="P185">Bitwise XOR</text:p>
          </table:table-cell>
          <table:table-cell table:style-name="Table4.A1" office:value-type="string">
            <text:p text:style-name="P185">^</text:p>
          </table:table-cell>
          <table:table-cell table:style-name="Table4.A1" office:value-type="string">
            <text:p text:style-name="P185">Left to right</text:p>
          </table:table-cell>
        </table:table-row>
        <table:table-row>
          <table:table-cell table:style-name="Table4.A1" office:value-type="string">
            <text:p text:style-name="P189">Bitwise OR</text:p>
          </table:table-cell>
          <table:table-cell table:style-name="Table4.A1" office:value-type="string">
            <text:p text:style-name="P189">|</text:p>
          </table:table-cell>
          <table:table-cell table:style-name="Table4.A1" office:value-type="string">
            <text:p text:style-name="P186">Left to right</text:p>
          </table:table-cell>
        </table:table-row>
        <table:table-row>
          <table:table-cell table:style-name="Table4.A1" office:value-type="string">
            <text:p text:style-name="P189">Logical AND</text:p>
          </table:table-cell>
          <table:table-cell table:style-name="Table4.A1" office:value-type="string">
            <text:p text:style-name="P189">&amp;&amp;</text:p>
          </table:table-cell>
          <table:table-cell table:style-name="Table4.A1" office:value-type="string">
            <text:p text:style-name="P186">Left to right</text:p>
          </table:table-cell>
        </table:table-row>
        <table:table-row>
          <table:table-cell table:style-name="Table4.A1" office:value-type="string">
            <text:p text:style-name="P189">Logical OR</text:p>
          </table:table-cell>
          <table:table-cell table:style-name="Table4.A1" office:value-type="string">
            <text:p text:style-name="P189">||</text:p>
          </table:table-cell>
          <table:table-cell table:style-name="Table4.A1" office:value-type="string">
            <text:p text:style-name="P186">Left to right</text:p>
          </table:table-cell>
        </table:table-row>
        <table:table-row>
          <table:table-cell table:style-name="Table4.A1" office:value-type="string">
            <text:p text:style-name="P189">Conditional</text:p>
          </table:table-cell>
          <table:table-cell table:style-name="Table4.A1" office:value-type="string">
            <text:p text:style-name="P185">? :</text:p>
          </table:table-cell>
          <table:table-cell table:style-name="Table4.A1" office:value-type="string">
            <text:p text:style-name="P189">Right to left</text:p>
          </table:table-cell>
        </table:table-row>
        <table:table-row>
          <table:table-cell table:style-name="Table4.A1" office:value-type="string">
            <text:p text:style-name="P189">Assignment</text:p>
          </table:table-cell>
          <table:table-cell table:style-name="Table4.A1" office:value-type="string">
            <text:p text:style-name="P188">“=” “+=” “-=” “*=” “/=” <text:s/>“%=” “&amp;=” <text:s/>“^=” <text:s/>“|=” “&lt;&lt;=” “&gt;&gt;=”</text:p>
          </table:table-cell>
          <table:table-cell table:style-name="Table4.A1" office:value-type="string">
            <text:p text:style-name="P189">Right to left</text:p>
          </table:table-cell>
        </table:table-row>
        <table:table-row>
          <table:table-cell table:style-name="Table4.A1" office:value-type="string">
            <text:p text:style-name="P189">Comma</text:p>
          </table:table-cell>
          <table:table-cell table:style-name="Table4.A1" office:value-type="string">
            <text:p text:style-name="P188">,</text:p>
          </table:table-cell>
          <table:table-cell table:style-name="Table4.A1" office:value-type="string">
            <text:p text:style-name="P189">Left to right</text:p>
          </table:table-cell>
        </table:table-row>
      </table:table>
      <text:p text:style-name="P174"/>
      <text:p text:style-name="P175">() - parenthesis in function calls.</text:p>
      <text:p text:style-name="P175">Example:<text:tab/>int var =fun();</text:p>
      <text:p text:style-name="P175">= operator is having less precedence as compared to () therefore, () belongs to fun and fun will be treated as a function.</text:p>
      <text:p text:style-name="P175"/>
      <text:p text:style-name="P176">Member Access operators (-&gt; .)</text:p>
      <text:p text:style-name="P176">- they are used to access members of structures.</text:p>
      <text:p text:style-name="P176"/>
      <text:p text:style-name="P176">Postfix Increment / Decrement (++, --)</text:p>
      <text:p text:style-name="P176">precedence of postfix increment / decrement operator is greater than prefix increment / decrement.</text:p>
      <text:p text:style-name="P176">Associativity of postfix is also different from prefix. Associativity of <text:span text:style-name="T35">postfix</text:span> operators is from<text:span text:style-name="T27"> left to right </text:span>and that of <text:span text:style-name="T27">prefix</text:span> operators is from<text:span text:style-name="T27"> right to left</text:span>.</text:p>
      <text:p text:style-name="P176"/>
      <text:p text:style-name="P176">* <text:span text:style-name="T63">Associativity can only help if there are two or more operators of same precedence and not when there is just one operator.</text:span></text:p>
      <text:p text:style-name="P176"/>
      <text:p text:style-name="P176"/>
      <text:p text:style-name="P164"><text:soft-page-break/><text:span text:style-name="T45">#include</text:span><text:span text:style-name="T46"> </text:span><text:span text:style-name="T47">&lt;stdio.h&gt;</text:span></text:p>
      <text:p text:style-name="P129"><text:span text:style-name="T46">int</text:span> <text:span text:style-name="T48">fun1</text:span>();</text:p>
      <text:p text:style-name="P129"><text:span text:style-name="T46">int</text:span> <text:span text:style-name="T48">fun2</text:span>();</text:p>
      <text:p text:style-name="P129"><text:span text:style-name="T46">int</text:span> <text:span text:style-name="T48">main</text:span>(){</text:p>
      <text:p text:style-name="P129"><text:span text:style-name="T46">int</text:span> <text:span text:style-name="T49">a</text:span>;</text:p>
      <text:p text:style-name="P129"><text:span text:style-name="T49">a</text:span> <text:span text:style-name="T50">=</text:span> <text:span text:style-name="T48">fun1</text:span>() <text:span text:style-name="T50">+</text:span> <text:span text:style-name="T48">fun2</text:span>();</text:p>
      <text:p text:style-name="P129"><text:span text:style-name="T48">printf</text:span>(<text:span text:style-name="T47">"</text:span><text:span text:style-name="T49">%d</text:span><text:span text:style-name="T56">\n</text:span><text:span text:style-name="T47">"</text:span>, <text:span text:style-name="T49">a</text:span>);</text:p>
      <text:p text:style-name="P129"><text:span text:style-name="T45">return</text:span> <text:span text:style-name="T51">0</text:span>;</text:p>
      <text:p text:style-name="P129">}</text:p>
      <text:p text:style-name="P129"><text:span text:style-name="T46">int</text:span> <text:span text:style-name="T48">fun1</text:span>()</text:p>
      <text:p text:style-name="P129">{</text:p>
      <text:p text:style-name="P129"><text:span text:style-name="T48">printf</text:span>(<text:span text:style-name="T47">"Hello"</text:span>);</text:p>
      <text:p text:style-name="P129"><text:span text:style-name="T45">return</text:span> <text:span text:style-name="T51">1</text:span>;</text:p>
      <text:p text:style-name="P129">}</text:p>
      <text:p text:style-name="P129"><text:span text:style-name="T46">int</text:span> <text:span text:style-name="T48">fun2</text:span>()</text:p>
      <text:p text:style-name="P129">{</text:p>
      <text:p text:style-name="P129"><text:span text:style-name="T48">printf</text:span>(<text:span text:style-name="T47">"World!</text:span><text:span text:style-name="T56">\n</text:span><text:span text:style-name="T47">"</text:span>);</text:p>
      <text:p text:style-name="P129"><text:span text:style-name="T45">return</text:span> <text:span text:style-name="T51">1</text:span>;</text:p>
      <text:p text:style-name="P129">}</text:p>
      <text:p text:style-name="P176"/>
      <text:p text:style-name="P177"># it is not defined whether fun1() will be called first or whether fun2() will be called. Behaviour is undefined and output is compiler dependent.</text:p>
      <text:p text:style-name="P177"/>
      <text:p text:style-name="P178">Note: Here Associativity will not come into picture as we have just one operator and which function will be called first is undefined. Associativity will only work when we have more than one operators of same precedence.</text:p>
      <text:p text:style-name="P178"/>
      <text:p text:style-name="P170">034. Operators in C:</text:p>
      <text:p text:style-name="P165"><text:span text:style-name="T45">#include</text:span><text:span text:style-name="T46"> </text:span><text:span text:style-name="T47">&lt;stdio.h&gt;</text:span></text:p>
      <text:p text:style-name="P134"/>
      <text:p text:style-name="P129"><text:span text:style-name="T46">int</text:span> <text:span text:style-name="T48">main</text:span>()</text:p>
      <text:p text:style-name="P129">{</text:p>
      <text:p text:style-name="P129"><text:span text:style-name="T46">int</text:span> <text:span text:style-name="T49">i</text:span> <text:span text:style-name="T50">=</text:span> <text:span text:style-name="T51">5</text:span>;</text:p>
      <text:p text:style-name="P129"><text:span text:style-name="T46">int</text:span> <text:span text:style-name="T49">var</text:span> <text:span text:style-name="T50">=</text:span> <text:span text:style-name="T46">sizeof</text:span>(<text:span text:style-name="T49">i</text:span><text:span text:style-name="T50">++</text:span>);</text:p>
      <text:p text:style-name="P129"><text:span text:style-name="T48">printf</text:span>(<text:span text:style-name="T47">"</text:span><text:span text:style-name="T49">%d</text:span><text:span text:style-name="T47"> </text:span><text:span text:style-name="T49">%d</text:span><text:span text:style-name="T47">"</text:span>, <text:span text:style-name="T49">i</text:span>, <text:span text:style-name="T49">var</text:span>);<text:tab/>// <text:span text:style-name="T64">5 4</text:span></text:p>
      <text:p text:style-name="P129"><text:span text:style-name="T45">return</text:span> <text:span text:style-name="T51">0</text:span>;</text:p>
      <text:p text:style-name="P129">}</text:p>
      <text:p text:style-name="P178"/>
      <text:p text:style-name="P179">According to C99 standard:</text:p>
      <text:p text:style-name="P180">the sizeof operator yields the size (in bytes) of its operand, which may be an expression or a parenthesized name of a type. The size is determined from the type of the operand.</text:p>
      <text:p text:style-name="P180">if the type of the operand is a variable length array type, then the operand is evaluated; otherwise, the operand is not evaluated and the result is an integer constant.</text:p>
      <text:p text:style-name="P180"/>
      <text:p text:style-name="P180"/>
      <text:p text:style-name="P181">035_operators in C:</text:p>
      <text:p text:style-name="P166"><text:span text:style-name="T45">#include</text:span><text:span text:style-name="T46"> </text:span><text:span text:style-name="T47">&lt;stdio.h&gt;</text:span></text:p>
      <text:p text:style-name="P134"/>
      <text:p text:style-name="P129"><text:span text:style-name="T46">int</text:span> <text:span text:style-name="T48">main</text:span>(){</text:p>
      <text:p text:style-name="P129"><text:span text:style-name="T46">int</text:span> <text:span text:style-name="T49">a</text:span> <text:span text:style-name="T50">=</text:span> <text:span text:style-name="T51">1</text:span>;</text:p>
      <text:p text:style-name="P129"><text:span text:style-name="T46">int</text:span> <text:span text:style-name="T49">b</text:span> <text:span text:style-name="T50">=</text:span> <text:span text:style-name="T51">1</text:span>;</text:p>
      <text:p text:style-name="P129"><text:span text:style-name="T46">int</text:span> <text:span text:style-name="T49">c</text:span> <text:span text:style-name="T50">=</text:span> <text:span text:style-name="T50">++</text:span><text:span text:style-name="T49">a</text:span> <text:span text:style-name="T50">||</text:span> <text:span text:style-name="T49">b</text:span><text:span text:style-name="T50">++</text:span>;<text:tab/> //<text:span text:style-name="T65">because of short circuit, b++ will never get excuted.</text:span></text:p>
      <text:p text:style-name="P129"><text:span text:style-name="T46">int</text:span> <text:span text:style-name="T49">d</text:span> <text:span text:style-name="T50">=</text:span> <text:span text:style-name="T49">b</text:span><text:span text:style-name="T50">--</text:span> <text:span text:style-name="T50">&amp;&amp;</text:span> <text:span text:style-name="T50">--</text:span><text:span text:style-name="T49">a</text:span>;</text:p>
      <text:p text:style-name="P134"/>
      <text:p text:style-name="P129"><text:span text:style-name="T48">printf</text:span>(<text:span text:style-name="T47">"</text:span><text:span text:style-name="T49">%d</text:span><text:span text:style-name="T47"> </text:span><text:span text:style-name="T49">%d</text:span><text:span text:style-name="T47"> </text:span><text:span text:style-name="T49">%d</text:span><text:span text:style-name="T47"> </text:span><text:span text:style-name="T49">%d</text:span><text:span text:style-name="T47">"</text:span> ,<text:span text:style-name="T49">d</text:span>,<text:span text:style-name="T49">c</text:span>,<text:span text:style-name="T49">b</text:span>,<text:span text:style-name="T49">a</text:span>);<text:span text:style-name="T52"> // 1101</text:span></text:p>
      <text:p text:style-name="P129"><text:span text:style-name="T45">return</text:span> <text:span text:style-name="T51">0</text:span>;</text:p>
      <text:p text:style-name="P129">}</text:p>
      <text:p text:style-name="P182"/>
      <text:p text:style-name="P183">037. conditionals:</text:p>
      <text:p text:style-name="P18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2T18:32:31.449486292</meta:creation-date>
    <dc:date>2023-09-29T17:09:17.176619738</dc:date>
    <meta:editing-duration>PT18H49M46S</meta:editing-duration>
    <meta:editing-cycles>210</meta:editing-cycles>
    <meta:generator>LibreOffice/7.3.7.2$Linux_X86_64 LibreOffice_project/30$Build-2</meta:generator>
    <meta:document-statistic meta:table-count="4" meta:image-count="0" meta:object-count="0" meta:page-count="23" meta:paragraph-count="876" meta:word-count="4549" meta:character-count="25498" meta:non-whitespace-character-count="21489"/>
  </office:meta>
</office:document-meta>
</file>